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5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57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f5e2" style:text-align-source="fix" style:repeat-content="false" fo:wrap-option="wrap"/>
      <style:paragraph-properties fo:text-align="center"/>
      <style:text-properties fo:color="#000080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7d7d7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fo:wrap-option="wrap"/>
      <style:text-properties fo:color="#00008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7d7d7" fo:wrap-option="wrap"/>
      <style:text-properties fo:color="#00008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0c0c0" fo:wrap-option="wrap"/>
      <style:text-properties fo:color="#00008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ion" table:style-name="ta1">
        <table:table-column table:style-name="co1" table:default-cell-style-name="ce17"/>
        <table:table-column table:style-name="co2" table:default-cell-style-name="ce20"/>
        <table:table-column table:style-name="co2" table:number-columns-repeated="16381" table:default-cell-style-name="Default"/>
        <table:table-row table:style-name="ro1">
          <table:table-cell table:style-name="ce16" office:value-type="string" calcext:value-type="string">
            <text:p>N° </text:p>
          </table:table-cell>
          <table:table-cell table:style-name="ce16" office:value-type="string" calcext:value-type="string">
            <text:p>Département </text:p>
          </table:table-cell>
          <table:table-cell table:style-name="ce16" office:value-type="string" calcext:value-type="string">
            <text:p>Région administrat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tal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2]&amp;&quot; where  left(insee_code, 2)='&quot;&amp;[.A2]&amp;&quot;';&quot;" office:value-type="string" office:string-value="update public.city set id_region=1 where  left(insee_code, 2)='15';" calcext:value-type="string">
            <text:p>update public.city set id_region=1 where <text:s/>left(insee_code, 2)='15';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rôm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3]&amp;&quot; where  left(insee_code, 2)='&quot;&amp;[.A3]&amp;&quot;';&quot;" office:value-type="string" office:string-value="update public.city set id_region=1 where  left(insee_code, 2)='26';" calcext:value-type="string">
            <text:p>update public.city set id_region=1 where <text:s/>left(insee_code, 2)='26';</text:p>
          </table:table-cell>
          <table:table-cell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sèr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4]&amp;&quot; where  left(insee_code, 2)='&quot;&amp;[.A4]&amp;&quot;';&quot;" office:value-type="string" office:string-value="update public.city set id_region=1 where  left(insee_code, 2)='38';" calcext:value-type="string">
            <text:p>update public.city set id_region=1 where <text:s/>left(insee_code, 2)='38';</text:p>
          </table:table-cell>
          <table:table-cell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oir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5]&amp;&quot; where  left(insee_code, 2)='&quot;&amp;[.A5]&amp;&quot;';&quot;" office:value-type="string" office:string-value="update public.city set id_region=1 where  left(insee_code, 2)='42';" calcext:value-type="string">
            <text:p>update public.city set id_region=1 where <text:s/>left(insee_code, 2)='42';</text:p>
          </table:table-cell>
          <table:table-cell table:number-columns-repeated="16378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21" office:value-type="string" calcext:value-type="string">
            <text:p>Haute-Loir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6]&amp;&quot; where  left(insee_code, 2)='&quot;&amp;[.A6]&amp;&quot;';&quot;" office:value-type="string" office:string-value="update public.city set id_region=1 where  left(insee_code, 2)='43';" calcext:value-type="string">
            <text:p>update public.city set id_region=1 where <text:s/>left(insee_code, 2)='43';</text:p>
          </table:table-cell>
          <table:table-cell table:number-columns-repeated="16378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21" office:value-type="string" calcext:value-type="string">
            <text:p>Puy-de-Dôm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7]&amp;&quot; where  left(insee_code, 2)='&quot;&amp;[.A7]&amp;&quot;';&quot;" office:value-type="string" office:string-value="update public.city set id_region=1 where  left(insee_code, 2)='63';" calcext:value-type="string">
            <text:p>update public.city set id_region=1 where <text:s/>left(insee_code, 2)='63';</text:p>
          </table:table-cell>
          <table:table-cell table:number-columns-repeated="16378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21" office:value-type="string" calcext:value-type="string">
            <text:p>Rhôn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8]&amp;&quot; where  left(insee_code, 2)='&quot;&amp;[.A8]&amp;&quot;';&quot;" office:value-type="string" office:string-value="update public.city set id_region=1 where  left(insee_code, 2)='69';" calcext:value-type="string">
            <text:p>update public.city set id_region=1 where <text:s/>left(insee_code, 2)='69';</text:p>
          </table:table-cell>
          <table:table-cell table:number-columns-repeated="16378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21" office:value-type="string" calcext:value-type="string">
            <text:p>Savoi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9]&amp;&quot; where  left(insee_code, 2)='&quot;&amp;[.A9]&amp;&quot;';&quot;" office:value-type="string" office:string-value="update public.city set id_region=1 where  left(insee_code, 2)='73';" calcext:value-type="string">
            <text:p>update public.city set id_region=1 where <text:s/>left(insee_code, 2)='73';</text:p>
          </table:table-cell>
          <table:table-cell table:number-columns-repeated="1637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aute-Savoi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10]&amp;&quot; where  left(insee_code, 2)='&quot;&amp;[.A10]&amp;&quot;';&quot;" office:value-type="string" office:string-value="update public.city set id_region=1 where  left(insee_code, 2)='74';" calcext:value-type="string">
            <text:p>update public.city set id_region=1 where <text:s/>left(insee_code, 2)='74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Ain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11]&amp;&quot; where  left(insee_code, 2)='&quot;&amp;[.A11]&amp;&quot;';&quot;" office:value-type="string" office:string-value="update public.city set id_region=1 where  left(insee_code, 2)='01';" calcext:value-type="string">
            <text:p>update public.city set id_region=1 where <text:s/>left(insee_code, 2)='01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Allier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12]&amp;&quot; where  left(insee_code, 2)='&quot;&amp;[.A12]&amp;&quot;';&quot;" office:value-type="string" office:string-value="update public.city set id_region=1 where  left(insee_code, 2)='03';" calcext:value-type="string">
            <text:p>update public.city set id_region=1 where <text:s/>left(insee_code, 2)='03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Ardêche </text:p>
          </table:table-cell>
          <table:table-cell office:value-type="string" calcext:value-type="string">
            <text:p>Auvergne-Rhône-Alpes</text:p>
          </table:table-cell>
          <table:table-cell office:value-type="float" office:value="1" calcext:value-type="float">
            <text:p>1</text:p>
          </table:table-cell>
          <table:table-cell table:formula="of:=&quot;update public.city set id_region=&quot;&amp;[.D13]&amp;&quot; where  left(insee_code, 2)='&quot;&amp;[.A13]&amp;&quot;';&quot;" office:value-type="string" office:string-value="update public.city set id_region=1 where  left(insee_code, 2)='07';" calcext:value-type="string">
            <text:p>update public.city set id_region=1 where <text:s/>left(insee_code, 2)='07';</text:p>
          </table:table-cell>
          <table:table-cell table:number-columns-repeated="16378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Côte-d'Or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4]&amp;&quot; where  left(insee_code, 2)='&quot;&amp;[.A14]&amp;&quot;';&quot;" office:value-type="string" office:string-value="update public.city set id_region=2 where  left(insee_code, 2)='21';" calcext:value-type="string">
            <text:p>update public.city set id_region=2 where <text:s/>left(insee_code, 2)='21';</text:p>
          </table:table-cell>
          <table:table-cell table:number-columns-repeated="16378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ce22" office:value-type="string" calcext:value-type="string">
            <text:p>Doubs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5]&amp;&quot; where  left(insee_code, 2)='&quot;&amp;[.A15]&amp;&quot;';&quot;" office:value-type="string" office:string-value="update public.city set id_region=2 where  left(insee_code, 2)='25';" calcext:value-type="string">
            <text:p>update public.city set id_region=2 where <text:s/>left(insee_code, 2)='25';</text:p>
          </table:table-cell>
          <table:table-cell table:number-columns-repeated="16378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Jura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6]&amp;&quot; where  left(insee_code, 2)='&quot;&amp;[.A16]&amp;&quot;';&quot;" office:value-type="string" office:string-value="update public.city set id_region=2 where  left(insee_code, 2)='39';" calcext:value-type="string">
            <text:p>update public.city set id_region=2 where <text:s/>left(insee_code, 2)='39';</text:p>
          </table:table-cell>
          <table:table-cell table:number-columns-repeated="1637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ièvre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7]&amp;&quot; where  left(insee_code, 2)='&quot;&amp;[.A17]&amp;&quot;';&quot;" office:value-type="string" office:string-value="update public.city set id_region=2 where  left(insee_code, 2)='58';" calcext:value-type="string">
            <text:p>update public.city set id_region=2 where <text:s/>left(insee_code, 2)='58';</text:p>
          </table:table-cell>
          <table:table-cell table:number-columns-repeated="1637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aute-Saône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8]&amp;&quot; where  left(insee_code, 2)='&quot;&amp;[.A18]&amp;&quot;';&quot;" office:value-type="string" office:string-value="update public.city set id_region=2 where  left(insee_code, 2)='70';" calcext:value-type="string">
            <text:p>update public.city set id_region=2 where <text:s/>left(insee_code, 2)='70';</text:p>
          </table:table-cell>
          <table:table-cell table:number-columns-repeated="16378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21" office:value-type="string" calcext:value-type="string">
            <text:p>Saône-et-Loire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19]&amp;&quot; where  left(insee_code, 2)='&quot;&amp;[.A19]&amp;&quot;';&quot;" office:value-type="string" office:string-value="update public.city set id_region=2 where  left(insee_code, 2)='71';" calcext:value-type="string">
            <text:p>update public.city set id_region=2 where <text:s/>left(insee_code, 2)='71';</text:p>
          </table:table-cell>
          <table:table-cell table:number-columns-repeated="16378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21" office:value-type="string" calcext:value-type="string">
            <text:p>Yonne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20]&amp;&quot; where  left(insee_code, 2)='&quot;&amp;[.A20]&amp;&quot;';&quot;" office:value-type="string" office:string-value="update public.city set id_region=2 where  left(insee_code, 2)='89';" calcext:value-type="string">
            <text:p>update public.city set id_region=2 where <text:s/>left(insee_code, 2)='89';</text:p>
          </table:table-cell>
          <table:table-cell table:number-columns-repeated="1637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erritoire-de-Belfort </text:p>
          </table:table-cell>
          <table:table-cell office:value-type="string" calcext:value-type="string">
            <text:p>Bourgogne-Franche-Comté</text:p>
          </table:table-cell>
          <table:table-cell office:value-type="float" office:value="2" calcext:value-type="float">
            <text:p>2</text:p>
          </table:table-cell>
          <table:table-cell table:formula="of:=&quot;update public.city set id_region=&quot;&amp;[.D21]&amp;&quot; where  left(insee_code, 2)='&quot;&amp;[.A21]&amp;&quot;';&quot;" office:value-type="string" office:string-value="update public.city set id_region=2 where  left(insee_code, 2)='90';" calcext:value-type="string">
            <text:p>update public.city set id_region=2 where <text:s/>left(insee_code, 2)='90';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ôtes d'Armor </text:p>
          </table:table-cell>
          <table:table-cell office:value-type="string" calcext:value-type="string">
            <text:p>Bretagne</text:p>
          </table:table-cell>
          <table:table-cell office:value-type="float" office:value="3" calcext:value-type="float">
            <text:p>3</text:p>
          </table:table-cell>
          <table:table-cell table:formula="of:=&quot;update public.city set id_region=&quot;&amp;[.D22]&amp;&quot; where  left(insee_code, 2)='&quot;&amp;[.A22]&amp;&quot;';&quot;" office:value-type="string" office:string-value="update public.city set id_region=3 where  left(insee_code, 2)='22';" calcext:value-type="string">
            <text:p>update public.city set id_region=3 where <text:s/>left(insee_code, 2)='22';</text:p>
          </table:table-cell>
          <table:table-cell table:number-columns-repeated="16378"/>
        </table:table-row>
        <table:table-row table:style-name="ro2">
          <table:table-cell table:style-name="ce19" office:value-type="float" office:value="29" calcext:value-type="float">
            <text:p>29</text:p>
          </table:table-cell>
          <table:table-cell table:style-name="ce22" office:value-type="string" calcext:value-type="string">
            <text:p>Finistère </text:p>
          </table:table-cell>
          <table:table-cell office:value-type="string" calcext:value-type="string">
            <text:p>Bretagne</text:p>
          </table:table-cell>
          <table:table-cell office:value-type="float" office:value="3" calcext:value-type="float">
            <text:p>3</text:p>
          </table:table-cell>
          <table:table-cell table:formula="of:=&quot;update public.city set id_region=&quot;&amp;[.D23]&amp;&quot; where  left(insee_code, 2)='&quot;&amp;[.A23]&amp;&quot;';&quot;" office:value-type="string" office:string-value="update public.city set id_region=3 where  left(insee_code, 2)='29';" calcext:value-type="string">
            <text:p>update public.city set id_region=3 where <text:s/>left(insee_code, 2)='29';</text:p>
          </table:table-cell>
          <table:table-cell table:number-columns-repeated="16378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1" office:value-type="string" calcext:value-type="string">
            <text:p>Îlle-et-Vilaine </text:p>
          </table:table-cell>
          <table:table-cell office:value-type="string" calcext:value-type="string">
            <text:p>Bretagne</text:p>
          </table:table-cell>
          <table:table-cell office:value-type="float" office:value="3" calcext:value-type="float">
            <text:p>3</text:p>
          </table:table-cell>
          <table:table-cell table:formula="of:=&quot;update public.city set id_region=&quot;&amp;[.D24]&amp;&quot; where  left(insee_code, 2)='&quot;&amp;[.A24]&amp;&quot;';&quot;" office:value-type="string" office:string-value="update public.city set id_region=3 where  left(insee_code, 2)='35';" calcext:value-type="string">
            <text:p>update public.city set id_region=3 where <text:s/>left(insee_code, 2)='35';</text:p>
          </table:table-cell>
          <table:table-cell table:number-columns-repeated="1637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orbihan </text:p>
          </table:table-cell>
          <table:table-cell office:value-type="string" calcext:value-type="string">
            <text:p>Bretagne</text:p>
          </table:table-cell>
          <table:table-cell office:value-type="float" office:value="3" calcext:value-type="float">
            <text:p>3</text:p>
          </table:table-cell>
          <table:table-cell table:formula="of:=&quot;update public.city set id_region=&quot;&amp;[.D25]&amp;&quot; where  left(insee_code, 2)='&quot;&amp;[.A25]&amp;&quot;';&quot;" office:value-type="string" office:string-value="update public.city set id_region=3 where  left(insee_code, 2)='56';" calcext:value-type="string">
            <text:p>update public.city set id_region=3 where <text:s/>left(insee_code, 2)='56';</text:p>
          </table:table-cell>
          <table:table-cell table:number-columns-repeated="16378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Cher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26]&amp;&quot; where  left(insee_code, 2)='&quot;&amp;[.A26]&amp;&quot;';&quot;" office:value-type="string" office:string-value="update public.city set id_region=4 where  left(insee_code, 2)='18';" calcext:value-type="string">
            <text:p>update public.city set id_region=4 where <text:s/>left(insee_code, 2)='18';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ure-et-Loir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27]&amp;&quot; where  left(insee_code, 2)='&quot;&amp;[.A27]&amp;&quot;';&quot;" office:value-type="string" office:string-value="update public.city set id_region=4 where  left(insee_code, 2)='28';" calcext:value-type="string">
            <text:p>update public.city set id_region=4 where <text:s/>left(insee_code, 2)='28';</text:p>
          </table:table-cell>
          <table:table-cell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ndre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28]&amp;&quot; where  left(insee_code, 2)='&quot;&amp;[.A28]&amp;&quot;';&quot;" office:value-type="string" office:string-value="update public.city set id_region=4 where  left(insee_code, 2)='36';" calcext:value-type="string">
            <text:p>update public.city set id_region=4 where <text:s/>left(insee_code, 2)='36';</text:p>
          </table:table-cell>
          <table:table-cell table:number-columns-repeated="16378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1" office:value-type="string" calcext:value-type="string">
            <text:p>Indre-et-Loire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29]&amp;&quot; where  left(insee_code, 2)='&quot;&amp;[.A29]&amp;&quot;';&quot;" office:value-type="string" office:string-value="update public.city set id_region=4 where  left(insee_code, 2)='37';" calcext:value-type="string">
            <text:p>update public.city set id_region=4 where <text:s/>left(insee_code, 2)='37';</text:p>
          </table:table-cell>
          <table:table-cell table:number-columns-repeated="16378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21" office:value-type="string" calcext:value-type="string">
            <text:p>Loir-et-Cher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30]&amp;&quot; where  left(insee_code, 2)='&quot;&amp;[.A30]&amp;&quot;';&quot;" office:value-type="string" office:string-value="update public.city set id_region=4 where  left(insee_code, 2)='41';" calcext:value-type="string">
            <text:p>update public.city set id_region=4 where <text:s/>left(insee_code, 2)='41';</text:p>
          </table:table-cell>
          <table:table-cell table:number-columns-repeated="16378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21" office:value-type="string" calcext:value-type="string">
            <text:p>Loiret </text:p>
          </table:table-cell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table:formula="of:=&quot;update public.city set id_region=&quot;&amp;[.D31]&amp;&quot; where  left(insee_code, 2)='&quot;&amp;[.A31]&amp;&quot;';&quot;" office:value-type="string" office:string-value="update public.city set id_region=4 where  left(insee_code, 2)='45';" calcext:value-type="string">
            <text:p>update public.city set id_region=4 where <text:s/>left(insee_code, 2)='45';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2A</text:p>
          </table:table-cell>
          <table:table-cell table:style-name="ce21" office:value-type="string" calcext:value-type="string">
            <text:p>Corse-du-Sud </text:p>
          </table:table-cell>
          <table:table-cell office:value-type="string" calcext:value-type="string">
            <text:p>Corse</text:p>
          </table:table-cell>
          <table:table-cell office:value-type="float" office:value="5" calcext:value-type="float">
            <text:p>5</text:p>
          </table:table-cell>
          <table:table-cell table:formula="of:=&quot;update public.city set id_region=&quot;&amp;[.D32]&amp;&quot; where  left(insee_code, 2)='&quot;&amp;[.A32]&amp;&quot;';&quot;" office:value-type="string" office:string-value="update public.city set id_region=5 where  left(insee_code, 2)='2A';" calcext:value-type="string">
            <text:p>update public.city set id_region=5 where <text:s/>left(insee_code, 2)='2A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B</text:p>
          </table:table-cell>
          <table:table-cell office:value-type="string" calcext:value-type="string">
            <text:p>Haute-Corse </text:p>
          </table:table-cell>
          <table:table-cell office:value-type="string" calcext:value-type="string">
            <text:p>Corse</text:p>
          </table:table-cell>
          <table:table-cell office:value-type="float" office:value="5" calcext:value-type="float">
            <text:p>5</text:p>
          </table:table-cell>
          <table:table-cell table:formula="of:=&quot;update public.city set id_region=&quot;&amp;[.D33]&amp;&quot; where  left(insee_code, 2)='&quot;&amp;[.A33]&amp;&quot;';&quot;" office:value-type="string" office:string-value="update public.city set id_region=5 where  left(insee_code, 2)='2B';" calcext:value-type="string">
            <text:p>update public.city set id_region=5 where <text:s/>left(insee_code, 2)='2B';</text:p>
          </table:table-cell>
          <table:table-cell table:number-columns-repeated="16378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Aub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4]&amp;&quot; where  left(insee_code, 2)='&quot;&amp;[.A34]&amp;&quot;';&quot;" office:value-type="string" office:string-value="update public.city set id_region=6 where  left(insee_code, 2)='10';" calcext:value-type="string">
            <text:p>update public.city set id_region=6 where <text:s/>left(insee_code, 2)='10';</text:p>
          </table:table-cell>
          <table:table-cell table:number-columns-repeated="16378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21" office:value-type="string" calcext:value-type="string">
            <text:p>Marn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5]&amp;&quot; where  left(insee_code, 2)='&quot;&amp;[.A35]&amp;&quot;';&quot;" office:value-type="string" office:string-value="update public.city set id_region=6 where  left(insee_code, 2)='51';" calcext:value-type="string">
            <text:p>update public.city set id_region=6 where <text:s/>left(insee_code, 2)='51';</text:p>
          </table:table-cell>
          <table:table-cell table:number-columns-repeated="1637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ute-Marn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6]&amp;&quot; where  left(insee_code, 2)='&quot;&amp;[.A36]&amp;&quot;';&quot;" office:value-type="string" office:string-value="update public.city set id_region=6 where  left(insee_code, 2)='52';" calcext:value-type="string">
            <text:p>update public.city set id_region=6 where <text:s/>left(insee_code, 2)='52';</text:p>
          </table:table-cell>
          <table:table-cell table:number-columns-repeated="1637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eurthe-et-Mosell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7]&amp;&quot; where  left(insee_code, 2)='&quot;&amp;[.A37]&amp;&quot;';&quot;" office:value-type="string" office:string-value="update public.city set id_region=6 where  left(insee_code, 2)='54';" calcext:value-type="string">
            <text:p>update public.city set id_region=6 where <text:s/>left(insee_code, 2)='54';</text:p>
          </table:table-cell>
          <table:table-cell table:number-columns-repeated="16378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21" office:value-type="string" calcext:value-type="string">
            <text:p>Meus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8]&amp;&quot; where  left(insee_code, 2)='&quot;&amp;[.A38]&amp;&quot;';&quot;" office:value-type="string" office:string-value="update public.city set id_region=6 where  left(insee_code, 2)='55';" calcext:value-type="string">
            <text:p>update public.city set id_region=6 where <text:s/>left(insee_code, 2)='55';</text:p>
          </table:table-cell>
          <table:table-cell table:number-columns-repeated="16378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21" office:value-type="string" calcext:value-type="string">
            <text:p>Moselle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39]&amp;&quot; where  left(insee_code, 2)='&quot;&amp;[.A39]&amp;&quot;';&quot;" office:value-type="string" office:string-value="update public.city set id_region=6 where  left(insee_code, 2)='57';" calcext:value-type="string">
            <text:p>update public.city set id_region=6 where <text:s/>left(insee_code, 2)='57';</text:p>
          </table:table-cell>
          <table:table-cell table:number-columns-repeated="16378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21" office:value-type="string" calcext:value-type="string">
            <text:p>Bas-Rhin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40]&amp;&quot; where  left(insee_code, 2)='&quot;&amp;[.A40]&amp;&quot;';&quot;" office:value-type="string" office:string-value="update public.city set id_region=6 where  left(insee_code, 2)='67';" calcext:value-type="string">
            <text:p>update public.city set id_region=6 where <text:s/>left(insee_code, 2)='67';</text:p>
          </table:table-cell>
          <table:table-cell table:number-columns-repeated="1637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aut-Rhin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41]&amp;&quot; where  left(insee_code, 2)='&quot;&amp;[.A41]&amp;&quot;';&quot;" office:value-type="string" office:string-value="update public.city set id_region=6 where  left(insee_code, 2)='68';" calcext:value-type="string">
            <text:p>update public.city set id_region=6 where <text:s/>left(insee_code, 2)='68';</text:p>
          </table:table-cell>
          <table:table-cell table:number-columns-repeated="1637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osges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42]&amp;&quot; where  left(insee_code, 2)='&quot;&amp;[.A42]&amp;&quot;';&quot;" office:value-type="string" office:string-value="update public.city set id_region=6 where  left(insee_code, 2)='88';" calcext:value-type="string">
            <text:p>update public.city set id_region=6 where <text:s/>left(insee_code, 2)='88';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08</text:p>
          </table:table-cell>
          <table:table-cell table:style-name="ce21" office:value-type="string" calcext:value-type="string">
            <text:p>Ardennes </text:p>
          </table:table-cell>
          <table:table-cell office:value-type="string" calcext:value-type="string">
            <text:p>Grand-Est</text:p>
          </table:table-cell>
          <table:table-cell office:value-type="float" office:value="6" calcext:value-type="float">
            <text:p>6</text:p>
          </table:table-cell>
          <table:table-cell table:formula="of:=&quot;update public.city set id_region=&quot;&amp;[.D43]&amp;&quot; where  left(insee_code, 2)='&quot;&amp;[.A43]&amp;&quot;';&quot;" office:value-type="string" office:string-value="update public.city set id_region=6 where  left(insee_code, 2)='08';" calcext:value-type="string">
            <text:p>update public.city set id_region=6 where <text:s/>left(insee_code, 2)='08';</text:p>
          </table:table-cell>
          <table:table-cell table:number-columns-repeated="16378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21" office:value-type="string" calcext:value-type="string">
            <text:p>Nord </text:p>
          </table:table-cell>
          <table:table-cell office:value-type="string" calcext:value-type="string">
            <text:p>Hauts-de-France</text:p>
          </table:table-cell>
          <table:table-cell office:value-type="float" office:value="9" calcext:value-type="float">
            <text:p>9</text:p>
          </table:table-cell>
          <table:table-cell table:formula="of:=&quot;update public.city set id_region=&quot;&amp;[.D44]&amp;&quot; where  left(insee_code, 2)='&quot;&amp;[.A44]&amp;&quot;';&quot;" office:value-type="string" office:string-value="update public.city set id_region=9 where  left(insee_code, 2)='59';" calcext:value-type="string">
            <text:p>update public.city set id_region=9 where <text:s/>left(insee_code, 2)='59';</text:p>
          </table:table-cell>
          <table:table-cell table:number-columns-repeated="1637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ise </text:p>
          </table:table-cell>
          <table:table-cell office:value-type="string" calcext:value-type="string">
            <text:p>Hauts-de-France</text:p>
          </table:table-cell>
          <table:table-cell office:value-type="float" office:value="9" calcext:value-type="float">
            <text:p>9</text:p>
          </table:table-cell>
          <table:table-cell table:formula="of:=&quot;update public.city set id_region=&quot;&amp;[.D45]&amp;&quot; where  left(insee_code, 2)='&quot;&amp;[.A45]&amp;&quot;';&quot;" office:value-type="string" office:string-value="update public.city set id_region=9 where  left(insee_code, 2)='60';" calcext:value-type="string">
            <text:p>update public.city set id_region=9 where <text:s/>left(insee_code, 2)='60';</text:p>
          </table:table-cell>
          <table:table-cell table:number-columns-repeated="1637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as-de-Calais </text:p>
          </table:table-cell>
          <table:table-cell office:value-type="string" calcext:value-type="string">
            <text:p>Hauts-de-France</text:p>
          </table:table-cell>
          <table:table-cell office:value-type="float" office:value="9" calcext:value-type="float">
            <text:p>9</text:p>
          </table:table-cell>
          <table:table-cell table:formula="of:=&quot;update public.city set id_region=&quot;&amp;[.D46]&amp;&quot; where  left(insee_code, 2)='&quot;&amp;[.A46]&amp;&quot;';&quot;" office:value-type="string" office:string-value="update public.city set id_region=9 where  left(insee_code, 2)='62';" calcext:value-type="string">
            <text:p>update public.city set id_region=9 where <text:s/>left(insee_code, 2)='62';</text:p>
          </table:table-cell>
          <table:table-cell table:number-columns-repeated="1637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omme </text:p>
          </table:table-cell>
          <table:table-cell office:value-type="string" calcext:value-type="string">
            <text:p>Hauts-de-France</text:p>
          </table:table-cell>
          <table:table-cell office:value-type="float" office:value="9" calcext:value-type="float">
            <text:p>9</text:p>
          </table:table-cell>
          <table:table-cell table:formula="of:=&quot;update public.city set id_region=&quot;&amp;[.D47]&amp;&quot; where  left(insee_code, 2)='&quot;&amp;[.A47]&amp;&quot;';&quot;" office:value-type="string" office:string-value="update public.city set id_region=9 where  left(insee_code, 2)='80';" calcext:value-type="string">
            <text:p>update public.city set id_region=9 where <text:s/>left(insee_code, 2)='80';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02</text:p>
          </table:table-cell>
          <table:table-cell table:style-name="ce21" office:value-type="string" calcext:value-type="string">
            <text:p>Aisne </text:p>
          </table:table-cell>
          <table:table-cell office:value-type="string" calcext:value-type="string">
            <text:p>Hauts-de-France</text:p>
          </table:table-cell>
          <table:table-cell office:value-type="float" office:value="9" calcext:value-type="float">
            <text:p>9</text:p>
          </table:table-cell>
          <table:table-cell table:formula="of:=&quot;update public.city set id_region=&quot;&amp;[.D48]&amp;&quot; where  left(insee_code, 2)='&quot;&amp;[.A48]&amp;&quot;';&quot;" office:value-type="string" office:string-value="update public.city set id_region=9 where  left(insee_code, 2)='02';" calcext:value-type="string">
            <text:p>update public.city set id_region=9 where <text:s/>left(insee_code, 2)='02';</text:p>
          </table:table-cell>
          <table:table-cell table:number-columns-repeated="16378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21" office:value-type="string" calcext:value-type="string">
            <text:p>Paris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49]&amp;&quot; where  left(insee_code, 2)='&quot;&amp;[.A49]&amp;&quot;';&quot;" office:value-type="string" office:string-value="update public.city set id_region=10 where  left(insee_code, 2)='75';" calcext:value-type="string">
            <text:p>update public.city set id_region=10 where <text:s/>left(insee_code, 2)='75';</text:p>
          </table:table-cell>
          <table:table-cell table:number-columns-repeated="16378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21" office:value-type="string" calcext:value-type="string">
            <text:p>Seine-et-Marne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0]&amp;&quot; where  left(insee_code, 2)='&quot;&amp;[.A50]&amp;&quot;';&quot;" office:value-type="string" office:string-value="update public.city set id_region=10 where  left(insee_code, 2)='77';" calcext:value-type="string">
            <text:p>update public.city set id_region=10 where <text:s/>left(insee_code, 2)='77';</text:p>
          </table:table-cell>
          <table:table-cell table:number-columns-repeated="1637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Yvelines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1]&amp;&quot; where  left(insee_code, 2)='&quot;&amp;[.A51]&amp;&quot;';&quot;" office:value-type="string" office:string-value="update public.city set id_region=10 where  left(insee_code, 2)='78';" calcext:value-type="string">
            <text:p>update public.city set id_region=10 where <text:s/>left(insee_code, 2)='78';</text:p>
          </table:table-cell>
          <table:table-cell table:number-columns-repeated="16378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21" office:value-type="string" calcext:value-type="string">
            <text:p>Essonne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2]&amp;&quot; where  left(insee_code, 2)='&quot;&amp;[.A52]&amp;&quot;';&quot;" office:value-type="string" office:string-value="update public.city set id_region=10 where  left(insee_code, 2)='91';" calcext:value-type="string">
            <text:p>update public.city set id_region=10 where <text:s/>left(insee_code, 2)='91';</text:p>
          </table:table-cell>
          <table:table-cell table:number-columns-repeated="1637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3]&amp;&quot; where  left(insee_code, 2)='&quot;&amp;[.A53]&amp;&quot;';&quot;" office:value-type="string" office:string-value="update public.city set id_region=10 where  left(insee_code, 2)='92';" calcext:value-type="string">
            <text:p>update public.city set id_region=10 where <text:s/>left(insee_code, 2)='92';</text:p>
          </table:table-cell>
          <table:table-cell table:number-columns-repeated="16378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21" office:value-type="string" calcext:value-type="string">
            <text:p>Seine-Saint-Denis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4]&amp;&quot; where  left(insee_code, 2)='&quot;&amp;[.A54]&amp;&quot;';&quot;" office:value-type="string" office:string-value="update public.city set id_region=10 where  left(insee_code, 2)='93';" calcext:value-type="string">
            <text:p>update public.city set id_region=10 where <text:s/>left(insee_code, 2)='93';</text:p>
          </table:table-cell>
          <table:table-cell table:number-columns-repeated="1637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5]&amp;&quot; where  left(insee_code, 2)='&quot;&amp;[.A55]&amp;&quot;';&quot;" office:value-type="string" office:string-value="update public.city set id_region=10 where  left(insee_code, 2)='94';" calcext:value-type="string">
            <text:p>update public.city set id_region=10 where <text:s/>left(insee_code, 2)='94';</text:p>
          </table:table-cell>
          <table:table-cell table:number-columns-repeated="16378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21" office:value-type="string" calcext:value-type="string">
            <text:p>Val-d'Oise </text:p>
          </table:table-cell>
          <table:table-cell office:value-type="string" calcext:value-type="string">
            <text:p>Île-de-France</text:p>
          </table:table-cell>
          <table:table-cell office:value-type="float" office:value="10" calcext:value-type="float">
            <text:p>10</text:p>
          </table:table-cell>
          <table:table-cell table:formula="of:=&quot;update public.city set id_region=&quot;&amp;[.D56]&amp;&quot; where  left(insee_code, 2)='&quot;&amp;[.A56]&amp;&quot;';&quot;" office:value-type="string" office:string-value="update public.city set id_region=10 where  left(insee_code, 2)='95';" calcext:value-type="string">
            <text:p>update public.city set id_region=10 where <text:s/>left(insee_code, 2)='95';</text:p>
          </table:table-cell>
          <table:table-cell table:number-columns-repeated="16378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Calvados </text:p>
          </table:table-cell>
          <table:table-cell office:value-type="string" calcext:value-type="string">
            <text:p>Normandie</text:p>
          </table:table-cell>
          <table:table-cell office:value-type="float" office:value="14" calcext:value-type="float">
            <text:p>14</text:p>
          </table:table-cell>
          <table:table-cell table:formula="of:=&quot;update public.city set id_region=&quot;&amp;[.D57]&amp;&quot; where  left(insee_code, 2)='&quot;&amp;[.A57]&amp;&quot;';&quot;" office:value-type="string" office:string-value="update public.city set id_region=14 where  left(insee_code, 2)='14';" calcext:value-type="string">
            <text:p>update public.city set id_region=14 where <text:s/>left(insee_code, 2)='14';</text:p>
          </table:table-cell>
          <table:table-cell table:number-columns-repeated="16378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ce22" office:value-type="string" calcext:value-type="string">
            <text:p>Eure </text:p>
          </table:table-cell>
          <table:table-cell office:value-type="string" calcext:value-type="string">
            <text:p>Normandie</text:p>
          </table:table-cell>
          <table:table-cell office:value-type="float" office:value="14" calcext:value-type="float">
            <text:p>14</text:p>
          </table:table-cell>
          <table:table-cell table:formula="of:=&quot;update public.city set id_region=&quot;&amp;[.D58]&amp;&quot; where  left(insee_code, 2)='&quot;&amp;[.A58]&amp;&quot;';&quot;" office:value-type="string" office:string-value="update public.city set id_region=14 where  left(insee_code, 2)='27';" calcext:value-type="string">
            <text:p>update public.city set id_region=14 where <text:s/>left(insee_code, 2)='27';</text:p>
          </table:table-cell>
          <table:table-cell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nche </text:p>
          </table:table-cell>
          <table:table-cell office:value-type="string" calcext:value-type="string">
            <text:p>Normandie</text:p>
          </table:table-cell>
          <table:table-cell office:value-type="float" office:value="14" calcext:value-type="float">
            <text:p>14</text:p>
          </table:table-cell>
          <table:table-cell table:formula="of:=&quot;update public.city set id_region=&quot;&amp;[.D59]&amp;&quot; where  left(insee_code, 2)='&quot;&amp;[.A59]&amp;&quot;';&quot;" office:value-type="string" office:string-value="update public.city set id_region=14 where  left(insee_code, 2)='50';" calcext:value-type="string">
            <text:p>update public.city set id_region=14 where <text:s/>left(insee_code, 2)='50';</text:p>
          </table:table-cell>
          <table:table-cell table:number-columns-repeated="16378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21" office:value-type="string" calcext:value-type="string">
            <text:p>Orne </text:p>
          </table:table-cell>
          <table:table-cell office:value-type="string" calcext:value-type="string">
            <text:p>Normandie</text:p>
          </table:table-cell>
          <table:table-cell office:value-type="float" office:value="14" calcext:value-type="float">
            <text:p>14</text:p>
          </table:table-cell>
          <table:table-cell table:formula="of:=&quot;update public.city set id_region=&quot;&amp;[.D60]&amp;&quot; where  left(insee_code, 2)='&quot;&amp;[.A60]&amp;&quot;';&quot;" office:value-type="string" office:string-value="update public.city set id_region=14 where  left(insee_code, 2)='61';" calcext:value-type="string">
            <text:p>update public.city set id_region=14 where <text:s/>left(insee_code, 2)='61';</text:p>
          </table:table-cell>
          <table:table-cell table:number-columns-repeated="1637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eine-Maritime </text:p>
          </table:table-cell>
          <table:table-cell office:value-type="string" calcext:value-type="string">
            <text:p>Normandie</text:p>
          </table:table-cell>
          <table:table-cell office:value-type="float" office:value="14" calcext:value-type="float">
            <text:p>14</text:p>
          </table:table-cell>
          <table:table-cell table:formula="of:=&quot;update public.city set id_region=&quot;&amp;[.D61]&amp;&quot; where  left(insee_code, 2)='&quot;&amp;[.A61]&amp;&quot;';&quot;" office:value-type="string" office:string-value="update public.city set id_region=14 where  left(insee_code, 2)='76';" calcext:value-type="string">
            <text:p>update public.city set id_region=14 where <text:s/>left(insee_code, 2)='76';</text:p>
          </table:table-cell>
          <table:table-cell table:number-columns-repeated="16378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Charent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2]&amp;&quot; where  left(insee_code, 2)='&quot;&amp;[.A62]&amp;&quot;';&quot;" office:value-type="string" office:string-value="update public.city set id_region=15 where  left(insee_code, 2)='16';" calcext:value-type="string">
            <text:p>update public.city set id_region=15 where <text:s/>left(insee_code, 2)='16';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arente-Maritim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3]&amp;&quot; where  left(insee_code, 2)='&quot;&amp;[.A63]&amp;&quot;';&quot;" office:value-type="string" office:string-value="update public.city set id_region=15 where  left(insee_code, 2)='17';" calcext:value-type="string">
            <text:p>update public.city set id_region=15 where <text:s/>left(insee_code, 2)='17';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rrèz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4]&amp;&quot; where  left(insee_code, 2)='&quot;&amp;[.A64]&amp;&quot;';&quot;" office:value-type="string" office:string-value="update public.city set id_region=15 where  left(insee_code, 2)='19';" calcext:value-type="string">
            <text:p>update public.city set id_region=15 where <text:s/>left(insee_code, 2)='19';</text:p>
          </table:table-cell>
          <table:table-cell table:number-columns-repeated="16378"/>
        </table:table-row>
        <table:table-row table:style-name="ro2">
          <table:table-cell table:style-name="ce19" office:value-type="float" office:value="23" calcext:value-type="float">
            <text:p>23</text:p>
          </table:table-cell>
          <table:table-cell table:style-name="ce22" office:value-type="string" calcext:value-type="string">
            <text:p>Creus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5]&amp;&quot; where  left(insee_code, 2)='&quot;&amp;[.A65]&amp;&quot;';&quot;" office:value-type="string" office:string-value="update public.city set id_region=15 where  left(insee_code, 2)='23';" calcext:value-type="string">
            <text:p>update public.city set id_region=15 where <text:s/>left(insee_code, 2)='23';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ordogn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6]&amp;&quot; where  left(insee_code, 2)='&quot;&amp;[.A66]&amp;&quot;';&quot;" office:value-type="string" office:string-value="update public.city set id_region=15 where  left(insee_code, 2)='24';" calcext:value-type="string">
            <text:p>update public.city set id_region=15 where <text:s/>left(insee_code, 2)='24';</text:p>
          </table:table-cell>
          <table:table-cell table:number-columns-repeated="16378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1" office:value-type="string" calcext:value-type="string">
            <text:p>Girond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7]&amp;&quot; where  left(insee_code, 2)='&quot;&amp;[.A67]&amp;&quot;';&quot;" office:value-type="string" office:string-value="update public.city set id_region=15 where  left(insee_code, 2)='33';" calcext:value-type="string">
            <text:p>update public.city set id_region=15 where <text:s/>left(insee_code, 2)='33';</text:p>
          </table:table-cell>
          <table:table-cell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ndes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8]&amp;&quot; where  left(insee_code, 2)='&quot;&amp;[.A68]&amp;&quot;';&quot;" office:value-type="string" office:string-value="update public.city set id_region=15 where  left(insee_code, 2)='40';" calcext:value-type="string">
            <text:p>update public.city set id_region=15 where <text:s/>left(insee_code, 2)='40';</text:p>
          </table:table-cell>
          <table:table-cell table:number-columns-repeated="16378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21" office:value-type="string" calcext:value-type="string">
            <text:p>Lot-et-Garonn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69]&amp;&quot; where  left(insee_code, 2)='&quot;&amp;[.A69]&amp;&quot;';&quot;" office:value-type="string" office:string-value="update public.city set id_region=15 where  left(insee_code, 2)='47';" calcext:value-type="string">
            <text:p>update public.city set id_region=15 where <text:s/>left(insee_code, 2)='47';</text:p>
          </table:table-cell>
          <table:table-cell table:number-columns-repeated="1637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yrénées-Atlantiques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70]&amp;&quot; where  left(insee_code, 2)='&quot;&amp;[.A70]&amp;&quot;';&quot;" office:value-type="string" office:string-value="update public.city set id_region=15 where  left(insee_code, 2)='64';" calcext:value-type="string">
            <text:p>update public.city set id_region=15 where <text:s/>left(insee_code, 2)='64';</text:p>
          </table:table-cell>
          <table:table-cell table:number-columns-repeated="16378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21" office:value-type="string" calcext:value-type="string">
            <text:p>Deux-Sèvres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71]&amp;&quot; where  left(insee_code, 2)='&quot;&amp;[.A71]&amp;&quot;';&quot;" office:value-type="string" office:string-value="update public.city set id_region=15 where  left(insee_code, 2)='79';" calcext:value-type="string">
            <text:p>update public.city set id_region=15 where <text:s/>left(insee_code, 2)='79';</text:p>
          </table:table-cell>
          <table:table-cell table:number-columns-repeated="1637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ienn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72]&amp;&quot; where  left(insee_code, 2)='&quot;&amp;[.A72]&amp;&quot;';&quot;" office:value-type="string" office:string-value="update public.city set id_region=15 where  left(insee_code, 2)='86';" calcext:value-type="string">
            <text:p>update public.city set id_region=15 where <text:s/>left(insee_code, 2)='86';</text:p>
          </table:table-cell>
          <table:table-cell table:number-columns-repeated="16378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21" office:value-type="string" calcext:value-type="string">
            <text:p>Haute-Vienne </text:p>
          </table:table-cell>
          <table:table-cell office:value-type="string" calcext:value-type="string">
            <text:p>Nouvelle-Aquitaine</text:p>
          </table:table-cell>
          <table:table-cell office:value-type="float" office:value="15" calcext:value-type="float">
            <text:p>15</text:p>
          </table:table-cell>
          <table:table-cell table:formula="of:=&quot;update public.city set id_region=&quot;&amp;[.D73]&amp;&quot; where  left(insee_code, 2)='&quot;&amp;[.A73]&amp;&quot;';&quot;" office:value-type="string" office:string-value="update public.city set id_region=15 where  left(insee_code, 2)='87';" calcext:value-type="string">
            <text:p>update public.city set id_region=15 where <text:s/>left(insee_code, 2)='87';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ude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4]&amp;&quot; where  left(insee_code, 2)='&quot;&amp;[.A74]&amp;&quot;';&quot;" office:value-type="string" office:string-value="update public.city set id_region=16 where  left(insee_code, 2)='11';" calcext:value-type="string">
            <text:p>update public.city set id_region=16 where <text:s/>left(insee_code, 2)='11';</text:p>
          </table:table-cell>
          <table:table-cell table:number-columns-repeated="16378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Aveyron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5]&amp;&quot; where  left(insee_code, 2)='&quot;&amp;[.A75]&amp;&quot;';&quot;" office:value-type="string" office:string-value="update public.city set id_region=16 where  left(insee_code, 2)='12';" calcext:value-type="string">
            <text:p>update public.city set id_region=16 where <text:s/>left(insee_code, 2)='12';</text:p>
          </table:table-cell>
          <table:table-cell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Gard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6]&amp;&quot; where  left(insee_code, 2)='&quot;&amp;[.A76]&amp;&quot;';&quot;" office:value-type="string" office:string-value="update public.city set id_region=16 where  left(insee_code, 2)='30';" calcext:value-type="string">
            <text:p>update public.city set id_region=16 where <text:s/>left(insee_code, 2)='30';</text:p>
          </table:table-cell>
          <table:table-cell table:number-columns-repeated="16378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ce22" office:value-type="string" calcext:value-type="string">
            <text:p>Haute-Garonne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7]&amp;&quot; where  left(insee_code, 2)='&quot;&amp;[.A77]&amp;&quot;';&quot;" office:value-type="string" office:string-value="update public.city set id_region=16 where  left(insee_code, 2)='31';" calcext:value-type="string">
            <text:p>update public.city set id_region=16 where <text:s/>left(insee_code, 2)='31';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rs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8]&amp;&quot; where  left(insee_code, 2)='&quot;&amp;[.A78]&amp;&quot;';&quot;" office:value-type="string" office:string-value="update public.city set id_region=16 where  left(insee_code, 2)='32';" calcext:value-type="string">
            <text:p>update public.city set id_region=16 where <text:s/>left(insee_code, 2)='32';</text:p>
          </table:table-cell>
          <table:table-cell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érault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79]&amp;&quot; where  left(insee_code, 2)='&quot;&amp;[.A79]&amp;&quot;';&quot;" office:value-type="string" office:string-value="update public.city set id_region=16 where  left(insee_code, 2)='34';" calcext:value-type="string">
            <text:p>update public.city set id_region=16 where <text:s/>left(insee_code, 2)='34';</text:p>
          </table:table-cell>
          <table:table-cell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ot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0]&amp;&quot; where  left(insee_code, 2)='&quot;&amp;[.A80]&amp;&quot;';&quot;" office:value-type="string" office:string-value="update public.city set id_region=16 where  left(insee_code, 2)='46';" calcext:value-type="string">
            <text:p>update public.city set id_region=16 where <text:s/>left(insee_code, 2)='46';</text:p>
          </table:table-cell>
          <table:table-cell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ozère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1]&amp;&quot; where  left(insee_code, 2)='&quot;&amp;[.A81]&amp;&quot;';&quot;" office:value-type="string" office:string-value="update public.city set id_region=16 where  left(insee_code, 2)='48';" calcext:value-type="string">
            <text:p>update public.city set id_region=16 where <text:s/>left(insee_code, 2)='48';</text:p>
          </table:table-cell>
          <table:table-cell table:number-columns-repeated="16378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21" office:value-type="string" calcext:value-type="string">
            <text:p>Hautes-Pyrénées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2]&amp;&quot; where  left(insee_code, 2)='&quot;&amp;[.A82]&amp;&quot;';&quot;" office:value-type="string" office:string-value="update public.city set id_region=16 where  left(insee_code, 2)='65';" calcext:value-type="string">
            <text:p>update public.city set id_region=16 where <text:s/>left(insee_code, 2)='65';</text:p>
          </table:table-cell>
          <table:table-cell table:number-columns-repeated="1637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yrénées-Orientales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3]&amp;&quot; where  left(insee_code, 2)='&quot;&amp;[.A83]&amp;&quot;';&quot;" office:value-type="string" office:string-value="update public.city set id_region=16 where  left(insee_code, 2)='66';" calcext:value-type="string">
            <text:p>update public.city set id_region=16 where <text:s/>left(insee_code, 2)='66';</text:p>
          </table:table-cell>
          <table:table-cell table:number-columns-repeated="16378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21" office:value-type="string" calcext:value-type="string">
            <text:p>Tarn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4]&amp;&quot; where  left(insee_code, 2)='&quot;&amp;[.A84]&amp;&quot;';&quot;" office:value-type="string" office:string-value="update public.city set id_region=16 where  left(insee_code, 2)='81';" calcext:value-type="string">
            <text:p>update public.city set id_region=16 where <text:s/>left(insee_code, 2)='81';</text:p>
          </table:table-cell>
          <table:table-cell table:number-columns-repeated="1637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arn-et-Garonne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5]&amp;&quot; where  left(insee_code, 2)='&quot;&amp;[.A85]&amp;&quot;';&quot;" office:value-type="string" office:string-value="update public.city set id_region=16 where  left(insee_code, 2)='82';" calcext:value-type="string">
            <text:p>update public.city set id_region=16 where <text:s/>left(insee_code, 2)='82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9</text:p>
          </table:table-cell>
          <table:table-cell office:value-type="string" calcext:value-type="string">
            <text:p>Ariège </text:p>
          </table:table-cell>
          <table:table-cell office:value-type="string" calcext:value-type="string">
            <text:p>Occitanie</text:p>
          </table:table-cell>
          <table:table-cell office:value-type="float" office:value="16" calcext:value-type="float">
            <text:p>16</text:p>
          </table:table-cell>
          <table:table-cell table:formula="of:=&quot;update public.city set id_region=&quot;&amp;[.D86]&amp;&quot; where  left(insee_code, 2)='&quot;&amp;[.A86]&amp;&quot;';&quot;" office:value-type="string" office:string-value="update public.city set id_region=16 where  left(insee_code, 2)='09';" calcext:value-type="string">
            <text:p>update public.city set id_region=16 where <text:s/>left(insee_code, 2)='09';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oire-Atlantique </text:p>
          </table:table-cell>
          <table:table-cell office:value-type="string" calcext:value-type="string">
            <text:p>Pays de la Loire</text:p>
          </table:table-cell>
          <table:table-cell office:value-type="float" office:value="17" calcext:value-type="float">
            <text:p>17</text:p>
          </table:table-cell>
          <table:table-cell table:formula="of:=&quot;update public.city set id_region=&quot;&amp;[.D87]&amp;&quot; where  left(insee_code, 2)='&quot;&amp;[.A87]&amp;&quot;';&quot;" office:value-type="string" office:string-value="update public.city set id_region=17 where  left(insee_code, 2)='44';" calcext:value-type="string">
            <text:p>update public.city set id_region=17 where <text:s/>left(insee_code, 2)='44';</text:p>
          </table:table-cell>
          <table:table-cell table:number-columns-repeated="16378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21" office:value-type="string" calcext:value-type="string">
            <text:p>Maine-et-Loire </text:p>
          </table:table-cell>
          <table:table-cell office:value-type="string" calcext:value-type="string">
            <text:p>Pays de la Loire</text:p>
          </table:table-cell>
          <table:table-cell office:value-type="float" office:value="17" calcext:value-type="float">
            <text:p>17</text:p>
          </table:table-cell>
          <table:table-cell table:formula="of:=&quot;update public.city set id_region=&quot;&amp;[.D88]&amp;&quot; where  left(insee_code, 2)='&quot;&amp;[.A88]&amp;&quot;';&quot;" office:value-type="string" office:string-value="update public.city set id_region=17 where  left(insee_code, 2)='49';" calcext:value-type="string">
            <text:p>update public.city set id_region=17 where <text:s/>left(insee_code, 2)='49';</text:p>
          </table:table-cell>
          <table:table-cell table:number-columns-repeated="16378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21" office:value-type="string" calcext:value-type="string">
            <text:p>Mayenne </text:p>
          </table:table-cell>
          <table:table-cell office:value-type="string" calcext:value-type="string">
            <text:p>Pays de la Loire</text:p>
          </table:table-cell>
          <table:table-cell office:value-type="float" office:value="17" calcext:value-type="float">
            <text:p>17</text:p>
          </table:table-cell>
          <table:table-cell table:formula="of:=&quot;update public.city set id_region=&quot;&amp;[.D89]&amp;&quot; where  left(insee_code, 2)='&quot;&amp;[.A89]&amp;&quot;';&quot;" office:value-type="string" office:string-value="update public.city set id_region=17 where  left(insee_code, 2)='53';" calcext:value-type="string">
            <text:p>update public.city set id_region=17 where <text:s/>left(insee_code, 2)='53';</text:p>
          </table:table-cell>
          <table:table-cell table:number-columns-repeated="1637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arthe </text:p>
          </table:table-cell>
          <table:table-cell office:value-type="string" calcext:value-type="string">
            <text:p>Pays de la Loire</text:p>
          </table:table-cell>
          <table:table-cell office:value-type="float" office:value="17" calcext:value-type="float">
            <text:p>17</text:p>
          </table:table-cell>
          <table:table-cell table:formula="of:=&quot;update public.city set id_region=&quot;&amp;[.D90]&amp;&quot; where  left(insee_code, 2)='&quot;&amp;[.A90]&amp;&quot;';&quot;" office:value-type="string" office:string-value="update public.city set id_region=17 where  left(insee_code, 2)='72';" calcext:value-type="string">
            <text:p>update public.city set id_region=17 where <text:s/>left(insee_code, 2)='72';</text:p>
          </table:table-cell>
          <table:table-cell table:number-columns-repeated="16378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21" office:value-type="string" calcext:value-type="string">
            <text:p>Vendée </text:p>
          </table:table-cell>
          <table:table-cell office:value-type="string" calcext:value-type="string">
            <text:p>Pays de la Loire</text:p>
          </table:table-cell>
          <table:table-cell office:value-type="float" office:value="17" calcext:value-type="float">
            <text:p>17</text:p>
          </table:table-cell>
          <table:table-cell table:formula="of:=&quot;update public.city set id_region=&quot;&amp;[.D91]&amp;&quot; where  left(insee_code, 2)='&quot;&amp;[.A91]&amp;&quot;';&quot;" office:value-type="string" office:string-value="update public.city set id_region=17 where  left(insee_code, 2)='85';" calcext:value-type="string">
            <text:p>update public.city set id_region=17 where <text:s/>left(insee_code, 2)='85';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ouches-du-Rhône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2]&amp;&quot; where  left(insee_code, 2)='&quot;&amp;[.A92]&amp;&quot;';&quot;" office:value-type="string" office:string-value="update public.city set id_region=18 where  left(insee_code, 2)='13';" calcext:value-type="string">
            <text:p>update public.city set id_region=18 where <text:s/>left(insee_code, 2)='13';</text:p>
          </table:table-cell>
          <table:table-cell table:number-columns-repeated="16378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21" office:value-type="string" calcext:value-type="string">
            <text:p>Var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3]&amp;&quot; where  left(insee_code, 2)='&quot;&amp;[.A93]&amp;&quot;';&quot;" office:value-type="string" office:string-value="update public.city set id_region=18 where  left(insee_code, 2)='83';" calcext:value-type="string">
            <text:p>update public.city set id_region=18 where <text:s/>left(insee_code, 2)='83';</text:p>
          </table:table-cell>
          <table:table-cell table:number-columns-repeated="1637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aucluse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4]&amp;&quot; where  left(insee_code, 2)='&quot;&amp;[.A94]&amp;&quot;';&quot;" office:value-type="string" office:string-value="update public.city set id_region=18 where  left(insee_code, 2)='84';" calcext:value-type="string">
            <text:p>update public.city set id_region=18 where <text:s/>left(insee_code, 2)='84';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04</text:p>
          </table:table-cell>
          <table:table-cell table:style-name="ce21" office:value-type="string" calcext:value-type="string">
            <text:p>Alpes de Haute-Provence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5]&amp;&quot; where  left(insee_code, 2)='&quot;&amp;[.A95]&amp;&quot;';&quot;" office:value-type="string" office:string-value="update public.city set id_region=18 where  left(insee_code, 2)='04';" calcext:value-type="string">
            <text:p>update public.city set id_region=18 where <text:s/>left(insee_code, 2)='04'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Hautes-Alpes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6]&amp;&quot; where  left(insee_code, 2)='&quot;&amp;[.A96]&amp;&quot;';&quot;" office:value-type="string" office:string-value="update public.city set id_region=18 where  left(insee_code, 2)='05';" calcext:value-type="string">
            <text:p>update public.city set id_region=18 where <text:s/>left(insee_code, 2)='05';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06</text:p>
          </table:table-cell>
          <table:table-cell table:style-name="ce21" office:value-type="string" calcext:value-type="string">
            <text:p>Alpes-Maritimes </text:p>
          </table:table-cell>
          <table:table-cell office:value-type="string" calcext:value-type="string">
            <text:p>Provence-Alpes-Côte d'Azur</text:p>
          </table:table-cell>
          <table:table-cell office:value-type="float" office:value="18" calcext:value-type="float">
            <text:p>18</text:p>
          </table:table-cell>
          <table:table-cell table:formula="of:=&quot;update public.city set id_region=&quot;&amp;[.D97]&amp;&quot; where  left(insee_code, 2)='&quot;&amp;[.A97]&amp;&quot;';&quot;" office:value-type="string" office:string-value="update public.city set id_region=18 where  left(insee_code, 2)='06';" calcext:value-type="string">
            <text:p>update public.city set id_region=18 where <text:s/>left(insee_code, 2)='06';</text:p>
          </table:table-cell>
          <table:table-cell table:number-columns-repeated="16378"/>
        </table:table-row>
      </table:table>
      <table:table table:name="commune_MEL" table:style-name="ta1">
        <table:shapes>
          <draw:frame draw:z-index="0" draw:name="objet incorporé (OLE) 1" draw:style-name="gr1" draw:text-style-name="P1" svg:width="0.001cm" svg:height="0.47cm" svg:x="31.893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5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commune</text:p>
          </table:table-cell>
          <table:table-cell office:value-type="string" calcext:value-type="string">
            <text:p>regionId</text:p>
          </table:table-cell>
          <table:table-cell office:value-type="string" calcext:value-type="string">
            <text:p>comm2co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NNES LES MARA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NES LES MARAIS</text:p>
          </table:table-cell>
          <table:table-cell/>
          <table:table-cell table:formula="of:=&quot;update public.city set id_comm2co=1 where  postal_code like '59%' and name='&quot;&amp;[.A2]&amp;&quot;';&quot;" office:value-type="string" office:string-value="update public.city set id_comm2co=1 where  postal_code like '59%' and name='ALLENNES LES MARAIS';" calcext:value-type="string">
            <text:p>update public.city set id_comm2co=1 where <text:s/>postal_code like '59%' and name='ALLENNES LES MARAIS';</text:p>
          </table:table-cell>
        </table:table-row>
        <table:table-row table:style-name="ro2">
          <table:table-cell office:value-type="string" calcext:value-type="string">
            <text:p>ANNOEULL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OEULLIN</text:p>
          </table:table-cell>
          <table:table-cell/>
          <table:table-cell table:formula="of:=&quot;update public.city set id_comm2co=1 where  postal_code like '59%' and name='&quot;&amp;[.A3]&amp;&quot;';&quot;" office:value-type="string" office:string-value="update public.city set id_comm2co=1 where  postal_code like '59%' and name='ANNOEULLIN';" calcext:value-type="string">
            <text:p>update public.city set id_comm2co=1 where <text:s/>postal_code like '59%' and name='ANNOEULLIN';</text:p>
          </table:table-cell>
        </table:table-row>
        <table:table-row table:style-name="ro2">
          <table:table-cell office:value-type="string" calcext:value-type="string">
            <text:p><text:a xlink:href="" xlink:type="simple">ANSTAING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TAING</text:p>
          </table:table-cell>
          <table:table-cell/>
          <table:table-cell table:formula="of:=&quot;update public.city set id_comm2co=1 where  postal_code like '59%' and name='&quot;&amp;[.A4]&amp;&quot;';&quot;" office:value-type="string" office:string-value="update public.city set id_comm2co=1 where  postal_code like '59%' and name='ANSTAING';" calcext:value-type="string">
            <text:p>update public.city set id_comm2co=1 where <text:s/>postal_code like '59%' and name='ANSTAING';</text:p>
          </table:table-cell>
        </table:table-row>
        <table:table-row table:style-name="ro2">
          <table:table-cell office:value-type="string" calcext:value-type="string">
            <text:p><text:a xlink:href="" xlink:type="simple">ARMENTIER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TIERES</text:p>
          </table:table-cell>
          <table:table-cell/>
          <table:table-cell table:formula="of:=&quot;update public.city set id_comm2co=1 where  postal_code like '59%' and name='&quot;&amp;[.A5]&amp;&quot;';&quot;" office:value-type="string" office:string-value="update public.city set id_comm2co=1 where  postal_code like '59%' and name='ARMENTIERES';" calcext:value-type="string">
            <text:p>update public.city set id_comm2co=1 where <text:s/>postal_code like '59%' and name='ARMENTIERES';</text:p>
          </table:table-cell>
        </table:table-row>
        <table:table-row table:style-name="ro2">
          <table:table-cell office:value-type="string" calcext:value-type="string">
            <text:p>AUB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BERS</text:p>
          </table:table-cell>
          <table:table-cell/>
          <table:table-cell table:formula="of:=&quot;update public.city set id_comm2co=1 where  postal_code like '59%' and name='&quot;&amp;[.A6]&amp;&quot;';&quot;" office:value-type="string" office:string-value="update public.city set id_comm2co=1 where  postal_code like '59%' and name='AUBERS';" calcext:value-type="string">
            <text:p>update public.city set id_comm2co=1 where <text:s/>postal_code like '59%' and name='AUBERS';</text:p>
          </table:table-cell>
        </table:table-row>
        <table:table-row table:style-name="ro2">
          <table:table-cell office:value-type="string" calcext:value-type="string">
            <text:p><text:a xlink:href="" xlink:type="simple">BAISIEUX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SIEUX</text:p>
          </table:table-cell>
          <table:table-cell/>
          <table:table-cell table:formula="of:=&quot;update public.city set id_comm2co=1 where  postal_code like '59%' and name='&quot;&amp;[.A7]&amp;&quot;';&quot;" office:value-type="string" office:string-value="update public.city set id_comm2co=1 where  postal_code like '59%' and name='BAISIEUX';" calcext:value-type="string">
            <text:p>update public.city set id_comm2co=1 where <text:s/>postal_code like '59%' and name='BAISIEUX';</text:p>
          </table:table-cell>
        </table:table-row>
        <table:table-row table:style-name="ro2">
          <table:table-cell office:value-type="string" calcext:value-type="string">
            <text:p><text:a xlink:href="" xlink:type="simple">BAUV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VIN</text:p>
          </table:table-cell>
          <table:table-cell/>
          <table:table-cell table:formula="of:=&quot;update public.city set id_comm2co=1 where  postal_code like '59%' and name='&quot;&amp;[.A8]&amp;&quot;';&quot;" office:value-type="string" office:string-value="update public.city set id_comm2co=1 where  postal_code like '59%' and name='BAUVIN';" calcext:value-type="string">
            <text:p>update public.city set id_comm2co=1 where <text:s/>postal_code like '59%' and name='BAUVIN';</text:p>
          </table:table-cell>
        </table:table-row>
        <table:table-row table:style-name="ro2">
          <table:table-cell office:value-type="string" calcext:value-type="string">
            <text:p>BEAUCAMPS LIGN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UCAMPS LIGNY</text:p>
          </table:table-cell>
          <table:table-cell/>
          <table:table-cell table:formula="of:=&quot;update public.city set id_comm2co=1 where  postal_code like '59%' and name='&quot;&amp;[.A9]&amp;&quot;';&quot;" office:value-type="string" office:string-value="update public.city set id_comm2co=1 where  postal_code like '59%' and name='BEAUCAMPS LIGNY';" calcext:value-type="string">
            <text:p>update public.city set id_comm2co=1 where <text:s/>postal_code like '59%' and name='BEAUCAMPS LIGNY';</text:p>
          </table:table-cell>
        </table:table-row>
        <table:table-row table:style-name="ro2">
          <table:table-cell office:value-type="string" calcext:value-type="string">
            <text:p>BOIS GRENI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S GRENIER</text:p>
          </table:table-cell>
          <table:table-cell/>
          <table:table-cell table:formula="of:=&quot;update public.city set id_comm2co=1 where  postal_code like '59%' and name='&quot;&amp;[.A10]&amp;&quot;';&quot;" office:value-type="string" office:string-value="update public.city set id_comm2co=1 where  postal_code like '59%' and name='BOIS GRENIER';" calcext:value-type="string">
            <text:p>update public.city set id_comm2co=1 where <text:s/>postal_code like '59%' and name='BOIS GRENIER';</text:p>
          </table:table-cell>
        </table:table-row>
        <table:table-row table:style-name="ro2">
          <table:table-cell office:value-type="string" calcext:value-type="string">
            <text:p>BONDU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DUES</text:p>
          </table:table-cell>
          <table:table-cell/>
          <table:table-cell table:formula="of:=&quot;update public.city set id_comm2co=1 where  postal_code like '59%' and name='&quot;&amp;[.A11]&amp;&quot;';&quot;" office:value-type="string" office:string-value="update public.city set id_comm2co=1 where  postal_code like '59%' and name='BONDUES';" calcext:value-type="string">
            <text:p>update public.city set id_comm2co=1 where <text:s/>postal_code like '59%' and name='BONDUES';</text:p>
          </table:table-cell>
        </table:table-row>
        <table:table-row table:style-name="ro2">
          <table:table-cell office:value-type="string" calcext:value-type="string">
            <text:p><text:a xlink:href="" xlink:type="simple">BOUSBECQU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SBECQUE</text:p>
          </table:table-cell>
          <table:table-cell/>
          <table:table-cell table:formula="of:=&quot;update public.city set id_comm2co=1 where  postal_code like '59%' and name='&quot;&amp;[.A12]&amp;&quot;';&quot;" office:value-type="string" office:string-value="update public.city set id_comm2co=1 where  postal_code like '59%' and name='BOUSBECQUE';" calcext:value-type="string">
            <text:p>update public.city set id_comm2co=1 where <text:s/>postal_code like '59%' and name='BOUSBECQUE';</text:p>
          </table:table-cell>
        </table:table-row>
        <table:table-row table:style-name="ro2">
          <table:table-cell office:value-type="string" calcext:value-type="string">
            <text:p><text:a xlink:href="" xlink:type="simple">BOUVIN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VINES</text:p>
          </table:table-cell>
          <table:table-cell/>
          <table:table-cell table:formula="of:=&quot;update public.city set id_comm2co=1 where  postal_code like '59%' and name='&quot;&amp;[.A13]&amp;&quot;';&quot;" office:value-type="string" office:string-value="update public.city set id_comm2co=1 where  postal_code like '59%' and name='BOUVINES';" calcext:value-type="string">
            <text:p>update public.city set id_comm2co=1 where <text:s/>postal_code like '59%' and name='BOUVINES';</text:p>
          </table:table-cell>
        </table:table-row>
        <table:table-row table:style-name="ro2">
          <table:table-cell office:value-type="string" calcext:value-type="string">
            <text:p><text:a xlink:href="" xlink:type="simple">CAPINGHEM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INGHEM</text:p>
          </table:table-cell>
          <table:table-cell/>
          <table:table-cell table:formula="of:=&quot;update public.city set id_comm2co=1 where  postal_code like '59%' and name='&quot;&amp;[.A14]&amp;&quot;';&quot;" office:value-type="string" office:string-value="update public.city set id_comm2co=1 where  postal_code like '59%' and name='CAPINGHEM';" calcext:value-type="string">
            <text:p>update public.city set id_comm2co=1 where <text:s/>postal_code like '59%' and name='CAPINGHEM';</text:p>
          </table:table-cell>
        </table:table-row>
        <table:table-row table:style-name="ro2">
          <table:table-cell office:value-type="string" calcext:value-type="string">
            <text:p><text:a xlink:href="" xlink:type="simple">CARN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NIN</text:p>
          </table:table-cell>
          <table:table-cell/>
          <table:table-cell table:formula="of:=&quot;update public.city set id_comm2co=1 where  postal_code like '59%' and name='&quot;&amp;[.A15]&amp;&quot;';&quot;" office:value-type="string" office:string-value="update public.city set id_comm2co=1 where  postal_code like '59%' and name='CARNIN';" calcext:value-type="string">
            <text:p>update public.city set id_comm2co=1 where <text:s/>postal_code like '59%' and name='CARNIN';</text:p>
          </table:table-cell>
        </table:table-row>
        <table:table-row table:style-name="ro2">
          <table:table-cell office:value-type="string" calcext:value-type="string">
            <text:p><text:a xlink:href="" xlink:type="simple">CHERENG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RENG</text:p>
          </table:table-cell>
          <table:table-cell/>
          <table:table-cell table:formula="of:=&quot;update public.city set id_comm2co=1 where  postal_code like '59%' and name='&quot;&amp;[.A16]&amp;&quot;';&quot;" office:value-type="string" office:string-value="update public.city set id_comm2co=1 where  postal_code like '59%' and name='CHERENG';" calcext:value-type="string">
            <text:p>update public.city set id_comm2co=1 where <text:s/>postal_code like '59%' and name='CHERENG';</text:p>
          </table:table-cell>
        </table:table-row>
        <table:table-row table:style-name="ro2">
          <table:table-cell office:value-type="string" calcext:value-type="string">
            <text:p>COMIN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ES</text:p>
          </table:table-cell>
          <table:table-cell/>
          <table:table-cell table:formula="of:=&quot;update public.city set id_comm2co=1 where  postal_code like '59%' and name='&quot;&amp;[.A17]&amp;&quot;';&quot;" office:value-type="string" office:string-value="update public.city set id_comm2co=1 where  postal_code like '59%' and name='COMINES';" calcext:value-type="string">
            <text:p>update public.city set id_comm2co=1 where <text:s/>postal_code like '59%' and name='COMINES';</text:p>
          </table:table-cell>
        </table:table-row>
        <table:table-row table:style-name="ro2">
          <table:table-cell office:value-type="string" calcext:value-type="string">
            <text:p><text:a xlink:href="" xlink:type="simple">CROIX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IX</text:p>
          </table:table-cell>
          <table:table-cell/>
          <table:table-cell table:formula="of:=&quot;update public.city set id_comm2co=1 where  postal_code like '59%' and name='&quot;&amp;[.A18]&amp;&quot;';&quot;" office:value-type="string" office:string-value="update public.city set id_comm2co=1 where  postal_code like '59%' and name='CROIX';" calcext:value-type="string">
            <text:p>update public.city set id_comm2co=1 where <text:s/>postal_code like '59%' and name='CROIX';</text:p>
          </table:table-cell>
        </table:table-row>
        <table:table-row table:style-name="ro2">
          <table:table-cell office:value-type="string" calcext:value-type="string">
            <text:p><text:a xlink:href="" xlink:type="simple">DEULEMONT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LEMONT</text:p>
          </table:table-cell>
          <table:table-cell/>
          <table:table-cell table:formula="of:=&quot;update public.city set id_comm2co=1 where  postal_code like '59%' and name='&quot;&amp;[.A19]&amp;&quot;';&quot;" office:value-type="string" office:string-value="update public.city set id_comm2co=1 where  postal_code like '59%' and name='DEULEMONT';" calcext:value-type="string">
            <text:p>update public.city set id_comm2co=1 where <text:s/>postal_code like '59%' and name='DEULEMONT';</text:p>
          </table:table-cell>
        </table:table-row>
        <table:table-row table:style-name="ro2">
          <table:table-cell office:value-type="string" calcext:value-type="string">
            <text:p><text:a xlink:href="" xlink:type="simple">DO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</text:p>
          </table:table-cell>
          <table:table-cell/>
          <table:table-cell table:formula="of:=&quot;update public.city set id_comm2co=1 where  postal_code like '59%' and name='&quot;&amp;[.A20]&amp;&quot;';&quot;" office:value-type="string" office:string-value="update public.city set id_comm2co=1 where  postal_code like '59%' and name='DON';" calcext:value-type="string">
            <text:p>update public.city set id_comm2co=1 where <text:s/>postal_code like '59%' and name='DON';</text:p>
          </table:table-cell>
        </table:table-row>
        <table:table-row table:style-name="ro2">
          <table:table-cell office:value-type="string" calcext:value-type="string">
            <text:p><text:a xlink:href="" xlink:type="simple">EMMER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ERIN</text:p>
          </table:table-cell>
          <table:table-cell/>
          <table:table-cell table:formula="of:=&quot;update public.city set id_comm2co=1 where  postal_code like '59%' and name='&quot;&amp;[.A21]&amp;&quot;';&quot;" office:value-type="string" office:string-value="update public.city set id_comm2co=1 where  postal_code like '59%' and name='EMMERIN';" calcext:value-type="string">
            <text:p>update public.city set id_comm2co=1 where <text:s/>postal_code like '59%' and name='EMMERIN';</text:p>
          </table:table-cell>
        </table:table-row>
        <table:table-row table:style-name="ro2">
          <table:table-cell office:value-type="string" calcext:value-type="string">
            <text:p><text:a xlink:href="" xlink:type="simple">ENGLO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OS</text:p>
          </table:table-cell>
          <table:table-cell/>
          <table:table-cell table:formula="of:=&quot;update public.city set id_comm2co=1 where  postal_code like '59%' and name='&quot;&amp;[.A22]&amp;&quot;';&quot;" office:value-type="string" office:string-value="update public.city set id_comm2co=1 where  postal_code like '59%' and name='ENGLOS';" calcext:value-type="string">
            <text:p>update public.city set id_comm2co=1 where <text:s/>postal_code like '59%' and name='ENGLOS';</text:p>
          </table:table-cell>
        </table:table-row>
        <table:table-row table:style-name="ro2">
          <table:table-cell office:value-type="string" calcext:value-type="string">
            <text:p>ENNETIERES EN WEPP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NETIERES EN WEPPES</text:p>
          </table:table-cell>
          <table:table-cell/>
          <table:table-cell table:formula="of:=&quot;update public.city set id_comm2co=1 where  postal_code like '59%' and name='&quot;&amp;[.A23]&amp;&quot;';&quot;" office:value-type="string" office:string-value="update public.city set id_comm2co=1 where  postal_code like '59%' and name='ENNETIERES EN WEPPES';" calcext:value-type="string">
            <text:p>update public.city set id_comm2co=1 where <text:s/>postal_code like '59%' and name='ENNETIERES EN WEPPES';</text:p>
          </table:table-cell>
        </table:table-row>
        <table:table-row table:style-name="ro2">
          <table:table-cell office:value-type="string" calcext:value-type="string">
            <text:p>ERQUINGHEM LE SE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QUINGHEM LE SEC</text:p>
          </table:table-cell>
          <table:table-cell/>
          <table:table-cell table:formula="of:=&quot;update public.city set id_comm2co=1 where  postal_code like '59%' and name='&quot;&amp;[.A24]&amp;&quot;';&quot;" office:value-type="string" office:string-value="update public.city set id_comm2co=1 where  postal_code like '59%' and name='ERQUINGHEM LE SEC';" calcext:value-type="string">
            <text:p>update public.city set id_comm2co=1 where <text:s/>postal_code like '59%' and name='ERQUINGHEM LE SEC';</text:p>
          </table:table-cell>
        </table:table-row>
        <table:table-row table:style-name="ro2">
          <table:table-cell office:value-type="string" calcext:value-type="string">
            <text:p>ERQUINGHEM LY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QUINGHEM LYS</text:p>
          </table:table-cell>
          <table:table-cell/>
          <table:table-cell table:formula="of:=&quot;update public.city set id_comm2co=1 where  postal_code like '59%' and name='&quot;&amp;[.A25]&amp;&quot;';&quot;" office:value-type="string" office:string-value="update public.city set id_comm2co=1 where  postal_code like '59%' and name='ERQUINGHEM LYS';" calcext:value-type="string">
            <text:p>update public.city set id_comm2co=1 where <text:s/>postal_code like '59%' and name='ERQUINGHEM LYS';</text:p>
          </table:table-cell>
        </table:table-row>
        <table:table-row table:style-name="ro2">
          <table:table-cell office:value-type="string" calcext:value-type="string">
            <text:p><text:a xlink:href="" xlink:type="simple">ESCOBECQU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OBECQUES</text:p>
          </table:table-cell>
          <table:table-cell/>
          <table:table-cell table:formula="of:=&quot;update public.city set id_comm2co=1 where  postal_code like '59%' and name='&quot;&amp;[.A26]&amp;&quot;';&quot;" office:value-type="string" office:string-value="update public.city set id_comm2co=1 where  postal_code like '59%' and name='ESCOBECQUES';" calcext:value-type="string">
            <text:p>update public.city set id_comm2co=1 where <text:s/>postal_code like '59%' and name='ESCOBECQUES';</text:p>
          </table:table-cell>
        </table:table-row>
        <table:table-row table:style-name="ro2">
          <table:table-cell office:value-type="string" calcext:value-type="string">
            <text:p>FACHES THUMESNI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HES THUMESNIL</text:p>
          </table:table-cell>
          <table:table-cell/>
          <table:table-cell table:formula="of:=&quot;update public.city set id_comm2co=1 where  postal_code like '59%' and name='&quot;&amp;[.A27]&amp;&quot;';&quot;" office:value-type="string" office:string-value="update public.city set id_comm2co=1 where  postal_code like '59%' and name='FACHES THUMESNIL';" calcext:value-type="string">
            <text:p>update public.city set id_comm2co=1 where <text:s/>postal_code like '59%' and name='FACHES THUMESNIL';</text:p>
          </table:table-cell>
        </table:table-row>
        <table:table-row table:style-name="ro2">
          <table:table-cell office:value-type="string" calcext:value-type="string">
            <text:p>FOREST SUR MARQ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 SUR MARQUE</text:p>
          </table:table-cell>
          <table:table-cell/>
          <table:table-cell table:formula="of:=&quot;update public.city set id_comm2co=1 where  postal_code like '59%' and name='&quot;&amp;[.A28]&amp;&quot;';&quot;" office:value-type="string" office:string-value="update public.city set id_comm2co=1 where  postal_code like '59%' and name='FOREST SUR MARQUE';" calcext:value-type="string">
            <text:p>update public.city set id_comm2co=1 where <text:s/>postal_code like '59%' and name='FOREST SUR MARQUE';</text:p>
          </table:table-cell>
        </table:table-row>
        <table:table-row table:style-name="ro2">
          <table:table-cell office:value-type="string" calcext:value-type="string">
            <text:p>FOURNES EN WEPP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URNES EN WEPPES</text:p>
          </table:table-cell>
          <table:table-cell/>
          <table:table-cell table:formula="of:=&quot;update public.city set id_comm2co=1 where  postal_code like '59%' and name='&quot;&amp;[.A29]&amp;&quot;';&quot;" office:value-type="string" office:string-value="update public.city set id_comm2co=1 where  postal_code like '59%' and name='FOURNES EN WEPPES';" calcext:value-type="string">
            <text:p>update public.city set id_comm2co=1 where <text:s/>postal_code like '59%' and name='FOURNES EN WEPPES';</text:p>
          </table:table-cell>
        </table:table-row>
        <table:table-row table:style-name="ro2">
          <table:table-cell office:value-type="string" calcext:value-type="string">
            <text:p>FRELINGHIE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LINGHIEN</text:p>
          </table:table-cell>
          <table:table-cell/>
          <table:table-cell table:formula="of:=&quot;update public.city set id_comm2co=1 where  postal_code like '59%' and name='&quot;&amp;[.A30]&amp;&quot;';&quot;" office:value-type="string" office:string-value="update public.city set id_comm2co=1 where  postal_code like '59%' and name='FRELINGHIEN';" calcext:value-type="string">
            <text:p>update public.city set id_comm2co=1 where <text:s/>postal_code like '59%' and name='FRELINGHIEN';</text:p>
          </table:table-cell>
        </table:table-row>
        <table:table-row table:style-name="ro2">
          <table:table-cell office:value-type="string" calcext:value-type="string">
            <text:p><text:a xlink:href="" xlink:type="simple">FRET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IN</text:p>
          </table:table-cell>
          <table:table-cell/>
          <table:table-cell table:formula="of:=&quot;update public.city set id_comm2co=1 where  postal_code like '59%' and name='&quot;&amp;[.A31]&amp;&quot;';&quot;" office:value-type="string" office:string-value="update public.city set id_comm2co=1 where  postal_code like '59%' and name='FRETIN';" calcext:value-type="string">
            <text:p>update public.city set id_comm2co=1 where <text:s/>postal_code like '59%' and name='FRETIN';</text:p>
          </table:table-cell>
        </table:table-row>
        <table:table-row table:style-name="ro2">
          <table:table-cell office:value-type="string" calcext:value-type="string">
            <text:p><text:a xlink:href="" xlink:type="simple">FROMELL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ELLES</text:p>
          </table:table-cell>
          <table:table-cell/>
          <table:table-cell table:formula="of:=&quot;update public.city set id_comm2co=1 where  postal_code like '59%' and name='&quot;&amp;[.A32]&amp;&quot;';&quot;" office:value-type="string" office:string-value="update public.city set id_comm2co=1 where  postal_code like '59%' and name='FROMELLES';" calcext:value-type="string">
            <text:p>update public.city set id_comm2co=1 where <text:s/>postal_code like '59%' and name='FROMELLES';</text:p>
          </table:table-cell>
        </table:table-row>
        <table:table-row table:style-name="ro2">
          <table:table-cell office:value-type="string" calcext:value-type="string">
            <text:p><text:a xlink:href="" xlink:type="simple">GRUSO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SON</text:p>
          </table:table-cell>
          <table:table-cell/>
          <table:table-cell table:formula="of:=&quot;update public.city set id_comm2co=1 where  postal_code like '59%' and name='&quot;&amp;[.A33]&amp;&quot;';&quot;" office:value-type="string" office:string-value="update public.city set id_comm2co=1 where  postal_code like '59%' and name='GRUSON';" calcext:value-type="string">
            <text:p>update public.city set id_comm2co=1 where <text:s/>postal_code like '59%' and name='GRUSON';</text:p>
          </table:table-cell>
        </table:table-row>
        <table:table-row table:style-name="ro2">
          <table:table-cell office:value-type="string" calcext:value-type="string">
            <text:p>HALLENNES LEZ HAUBOURD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ENNES LEZ HAUBOURDIN</text:p>
          </table:table-cell>
          <table:table-cell/>
          <table:table-cell table:formula="of:=&quot;update public.city set id_comm2co=1 where  postal_code like '59%' and name='&quot;&amp;[.A34]&amp;&quot;';&quot;" office:value-type="string" office:string-value="update public.city set id_comm2co=1 where  postal_code like '59%' and name='HALLENNES LEZ HAUBOURDIN';" calcext:value-type="string">
            <text:p>update public.city set id_comm2co=1 where <text:s/>postal_code like '59%' and name='HALLENNES LEZ HAUBOURDIN';</text:p>
          </table:table-cell>
        </table:table-row>
        <table:table-row table:style-name="ro2">
          <table:table-cell office:value-type="string" calcext:value-type="string">
            <text:p><text:a xlink:href="" xlink:type="simple">HALLU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UIN</text:p>
          </table:table-cell>
          <table:table-cell/>
          <table:table-cell table:formula="of:=&quot;update public.city set id_comm2co=1 where  postal_code like '59%' and name='&quot;&amp;[.A35]&amp;&quot;';&quot;" office:value-type="string" office:string-value="update public.city set id_comm2co=1 where  postal_code like '59%' and name='HALLUIN';" calcext:value-type="string">
            <text:p>update public.city set id_comm2co=1 where <text:s/>postal_code like '59%' and name='HALLUIN';</text:p>
          </table:table-cell>
        </table:table-row>
        <table:table-row table:style-name="ro2">
          <table:table-cell office:value-type="string" calcext:value-type="string">
            <text:p><text:a xlink:href="" xlink:type="simple">HANTAY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TAY</text:p>
          </table:table-cell>
          <table:table-cell/>
          <table:table-cell table:formula="of:=&quot;update public.city set id_comm2co=1 where  postal_code like '59%' and name='&quot;&amp;[.A36]&amp;&quot;';&quot;" office:value-type="string" office:string-value="update public.city set id_comm2co=1 where  postal_code like '59%' and name='HANTAY';" calcext:value-type="string">
            <text:p>update public.city set id_comm2co=1 where <text:s/>postal_code like '59%' and name='HANTAY';</text:p>
          </table:table-cell>
        </table:table-row>
        <table:table-row table:style-name="ro2">
          <table:table-cell office:value-type="string" calcext:value-type="string">
            <text:p><text:a xlink:href="" xlink:type="simple">HAUBOURD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BOURDIN</text:p>
          </table:table-cell>
          <table:table-cell/>
          <table:table-cell table:formula="of:=&quot;update public.city set id_comm2co=1 where  postal_code like '59%' and name='&quot;&amp;[.A37]&amp;&quot;';&quot;" office:value-type="string" office:string-value="update public.city set id_comm2co=1 where  postal_code like '59%' and name='HAUBOURDIN';" calcext:value-type="string">
            <text:p>update public.city set id_comm2co=1 where <text:s/>postal_code like '59%' and name='HAUBOURDIN';</text:p>
          </table:table-cell>
        </table:table-row>
        <table:table-row table:style-name="ro2">
          <table:table-cell office:value-type="string" calcext:value-type="string">
            <text:p><text:a xlink:href="" xlink:type="simple">HEM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</text:p>
          </table:table-cell>
          <table:table-cell/>
          <table:table-cell table:formula="of:=&quot;update public.city set id_comm2co=1 where  postal_code like '59%' and name='&quot;&amp;[.A38]&amp;&quot;';&quot;" office:value-type="string" office:string-value="update public.city set id_comm2co=1 where  postal_code like '59%' and name='HEM';" calcext:value-type="string">
            <text:p>update public.city set id_comm2co=1 where <text:s/>postal_code like '59%' and name='HEM';</text:p>
          </table:table-cell>
        </table:table-row>
        <table:table-row table:style-name="ro2">
          <table:table-cell office:value-type="string" calcext:value-type="string">
            <text:p><text:a xlink:href="" xlink:type="simple">HERLI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LIES</text:p>
          </table:table-cell>
          <table:table-cell/>
          <table:table-cell table:formula="of:=&quot;update public.city set id_comm2co=1 where  postal_code like '59%' and name='&quot;&amp;[.A39]&amp;&quot;';&quot;" office:value-type="string" office:string-value="update public.city set id_comm2co=1 where  postal_code like '59%' and name='HERLIES';" calcext:value-type="string">
            <text:p>update public.city set id_comm2co=1 where <text:s/>postal_code like '59%' and name='HERLIES';</text:p>
          </table:table-cell>
        </table:table-row>
        <table:table-row table:style-name="ro2">
          <table:table-cell office:value-type="string" calcext:value-type="string">
            <text:p>HOUPLIN ANCOIS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PLIN ANCOISNE</text:p>
          </table:table-cell>
          <table:table-cell/>
          <table:table-cell table:formula="of:=&quot;update public.city set id_comm2co=1 where  postal_code like '59%' and name='&quot;&amp;[.A40]&amp;&quot;';&quot;" office:value-type="string" office:string-value="update public.city set id_comm2co=1 where  postal_code like '59%' and name='HOUPLIN ANCOISNE';" calcext:value-type="string">
            <text:p>update public.city set id_comm2co=1 where <text:s/>postal_code like '59%' and name='HOUPLIN ANCOISNE';</text:p>
          </table:table-cell>
        </table:table-row>
        <table:table-row table:style-name="ro2">
          <table:table-cell office:value-type="string" calcext:value-type="string">
            <text:p>HOUPLIN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PLINES</text:p>
          </table:table-cell>
          <table:table-cell/>
          <table:table-cell table:formula="of:=&quot;update public.city set id_comm2co=1 where  postal_code like '59%' and name='&quot;&amp;[.A41]&amp;&quot;';&quot;" office:value-type="string" office:string-value="update public.city set id_comm2co=1 where  postal_code like '59%' and name='HOUPLINES';" calcext:value-type="string">
            <text:p>update public.city set id_comm2co=1 where <text:s/>postal_code like '59%' and name='HOUPLINES';</text:p>
          </table:table-cell>
        </table:table-row>
        <table:table-row table:style-name="ro2">
          <table:table-cell office:value-type="string" calcext:value-type="string">
            <text:p>ILLI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IES</text:p>
          </table:table-cell>
          <table:table-cell/>
          <table:table-cell table:formula="of:=&quot;update public.city set id_comm2co=1 where  postal_code like '59%' and name='&quot;&amp;[.A42]&amp;&quot;';&quot;" office:value-type="string" office:string-value="update public.city set id_comm2co=1 where  postal_code like '59%' and name='ILLIES';" calcext:value-type="string">
            <text:p>update public.city set id_comm2co=1 where <text:s/>postal_code like '59%' and name='ILLIES';</text:p>
          </table:table-cell>
        </table:table-row>
        <table:table-row table:style-name="ro2">
          <table:table-cell office:value-type="string" calcext:value-type="string">
            <text:p>LA BASSE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BASSEE</text:p>
          </table:table-cell>
          <table:table-cell/>
          <table:table-cell table:formula="of:=&quot;update public.city set id_comm2co=1 where  postal_code like '59%' and name='&quot;&amp;[.A43]&amp;&quot;';&quot;" office:value-type="string" office:string-value="update public.city set id_comm2co=1 where  postal_code like '59%' and name='LA BASSEE';" calcext:value-type="string">
            <text:p>update public.city set id_comm2co=1 where <text:s/>postal_code like '59%' and name='LA BASSEE';</text:p>
          </table:table-cell>
        </table:table-row>
        <table:table-row table:style-name="ro2">
          <table:table-cell office:value-type="string" calcext:value-type="string">
            <text:p>LA CHAPELLE D ARMENTIER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CHAPELLE D ARMENTIERES</text:p>
          </table:table-cell>
          <table:table-cell/>
          <table:table-cell table:formula="of:=&quot;update public.city set id_comm2co=1 where  postal_code like '59%' and name='&quot;&amp;[.A44]&amp;&quot;';&quot;" office:value-type="string" office:string-value="update public.city set id_comm2co=1 where  postal_code like '59%' and name='LA CHAPELLE D ARMENTIERES';" calcext:value-type="string">
            <text:p>update public.city set id_comm2co=1 where <text:s/>postal_code like '59%' and name='LA CHAPELLE D ARMENTIERES';</text:p>
          </table:table-cell>
        </table:table-row>
        <table:table-row table:style-name="ro2">
          <table:table-cell office:value-type="string" calcext:value-type="string">
            <text:p><text:a xlink:href="" xlink:type="simple">LA MADELEIN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DELEINE</text:p>
          </table:table-cell>
          <table:table-cell/>
          <table:table-cell table:formula="of:=&quot;update public.city set id_comm2co=1 where  postal_code like '59%' and name='&quot;&amp;[.A45]&amp;&quot;';&quot;" office:value-type="string" office:string-value="update public.city set id_comm2co=1 where  postal_code like '59%' and name='LA MADELEINE';" calcext:value-type="string">
            <text:p>update public.city set id_comm2co=1 where <text:s/>postal_code like '59%' and name='LA MADELEINE';</text:p>
          </table:table-cell>
        </table:table-row>
        <table:table-row table:style-name="ro2">
          <table:table-cell office:value-type="string" calcext:value-type="string">
            <text:p><text:a xlink:href="" xlink:type="simple">LAMBERSART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BERSART</text:p>
          </table:table-cell>
          <table:table-cell/>
          <table:table-cell table:formula="of:=&quot;update public.city set id_comm2co=1 where  postal_code like '59%' and name='&quot;&amp;[.A46]&amp;&quot;';&quot;" office:value-type="string" office:string-value="update public.city set id_comm2co=1 where  postal_code like '59%' and name='LAMBERSART';" calcext:value-type="string">
            <text:p>update public.city set id_comm2co=1 where <text:s/>postal_code like '59%' and name='LAMBERSART';</text:p>
          </table:table-cell>
        </table:table-row>
        <table:table-row table:style-name="ro2">
          <table:table-cell office:value-type="string" calcext:value-type="string">
            <text:p><text:a xlink:href="" xlink:type="simple">LANNOY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NOY</text:p>
          </table:table-cell>
          <table:table-cell/>
          <table:table-cell table:formula="of:=&quot;update public.city set id_comm2co=1 where  postal_code like '59%' and name='&quot;&amp;[.A47]&amp;&quot;';&quot;" office:value-type="string" office:string-value="update public.city set id_comm2co=1 where  postal_code like '59%' and name='LANNOY';" calcext:value-type="string">
            <text:p>update public.city set id_comm2co=1 where <text:s/>postal_code like '59%' and name='LANNOY';</text:p>
          </table:table-cell>
        </table:table-row>
        <table:table-row table:style-name="ro2">
          <table:table-cell office:value-type="string" calcext:value-type="string">
            <text:p><text:a xlink:href="" xlink:type="simple">LE MAISNIL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MAISNIL</text:p>
          </table:table-cell>
          <table:table-cell/>
          <table:table-cell table:formula="of:=&quot;update public.city set id_comm2co=1 where  postal_code like '59%' and name='&quot;&amp;[.A48]&amp;&quot;';&quot;" office:value-type="string" office:string-value="update public.city set id_comm2co=1 where  postal_code like '59%' and name='LE MAISNIL';" calcext:value-type="string">
            <text:p>update public.city set id_comm2co=1 where <text:s/>postal_code like '59%' and name='LE MAISNIL';</text:p>
          </table:table-cell>
        </table:table-row>
        <table:table-row table:style-name="ro2">
          <table:table-cell office:value-type="string" calcext:value-type="string">
            <text:p><text:a xlink:href="" xlink:type="simple">LEER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RS</text:p>
          </table:table-cell>
          <table:table-cell/>
          <table:table-cell table:formula="of:=&quot;update public.city set id_comm2co=1 where  postal_code like '59%' and name='&quot;&amp;[.A49]&amp;&quot;';&quot;" office:value-type="string" office:string-value="update public.city set id_comm2co=1 where  postal_code like '59%' and name='LEERS';" calcext:value-type="string">
            <text:p>update public.city set id_comm2co=1 where <text:s/>postal_code like '59%' and name='LEERS';</text:p>
          </table:table-cell>
        </table:table-row>
        <table:table-row table:style-name="ro2">
          <table:table-cell office:value-type="string" calcext:value-type="string">
            <text:p><text:a xlink:href="" xlink:type="simple">LESQU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QUIN</text:p>
          </table:table-cell>
          <table:table-cell/>
          <table:table-cell table:formula="of:=&quot;update public.city set id_comm2co=1 where  postal_code like '59%' and name='&quot;&amp;[.A50]&amp;&quot;';&quot;" office:value-type="string" office:string-value="update public.city set id_comm2co=1 where  postal_code like '59%' and name='LESQUIN';" calcext:value-type="string">
            <text:p>update public.city set id_comm2co=1 where <text:s/>postal_code like '59%' and name='LESQUIN';</text:p>
          </table:table-cell>
        </table:table-row>
        <table:table-row table:style-name="ro2">
          <table:table-cell office:value-type="string" calcext:value-type="string">
            <text:p><text:a xlink:href="" xlink:type="simple">LEZENN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ZENNES</text:p>
          </table:table-cell>
          <table:table-cell/>
          <table:table-cell table:formula="of:=&quot;update public.city set id_comm2co=1 where  postal_code like '59%' and name='&quot;&amp;[.A51]&amp;&quot;';&quot;" office:value-type="string" office:string-value="update public.city set id_comm2co=1 where  postal_code like '59%' and name='LEZENNES';" calcext:value-type="string">
            <text:p>update public.city set id_comm2co=1 where <text:s/>postal_code like '59%' and name='LEZENNES';</text:p>
          </table:table-cell>
        </table:table-row>
        <table:table-row table:style-name="ro2">
          <table:table-cell office:value-type="string" calcext:value-type="string">
            <text:p>LIL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LE</text:p>
          </table:table-cell>
          <table:table-cell/>
          <table:table-cell table:formula="of:=&quot;update public.city set id_comm2co=1 where  postal_code like '59%' and name='&quot;&amp;[.A52]&amp;&quot;';&quot;" office:value-type="string" office:string-value="update public.city set id_comm2co=1 where  postal_code like '59%' and name='LILLE';" calcext:value-type="string">
            <text:p>update public.city set id_comm2co=1 where <text:s/>postal_code like '59%' and name='LILLE';</text:p>
          </table:table-cell>
        </table:table-row>
        <table:table-row table:style-name="ro2">
          <table:table-cell office:value-type="string" calcext:value-type="string">
            <text:p><text:a xlink:href="" xlink:type="simple">LINSELL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SELLES</text:p>
          </table:table-cell>
          <table:table-cell/>
          <table:table-cell table:formula="of:=&quot;update public.city set id_comm2co=1 where  postal_code like '59%' and name='&quot;&amp;[.A53]&amp;&quot;';&quot;" office:value-type="string" office:string-value="update public.city set id_comm2co=1 where  postal_code like '59%' and name='LINSELLES';" calcext:value-type="string">
            <text:p>update public.city set id_comm2co=1 where <text:s/>postal_code like '59%' and name='LINSELLES';</text:p>
          </table:table-cell>
        </table:table-row>
        <table:table-row table:style-name="ro2">
          <table:table-cell office:value-type="string" calcext:value-type="string">
            <text:p><text:a xlink:href="" xlink:type="simple">LOMPRET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MPRET</text:p>
          </table:table-cell>
          <table:table-cell/>
          <table:table-cell table:formula="of:=&quot;update public.city set id_comm2co=1 where  postal_code like '59%' and name='&quot;&amp;[.A54]&amp;&quot;';&quot;" office:value-type="string" office:string-value="update public.city set id_comm2co=1 where  postal_code like '59%' and name='LOMPRET';" calcext:value-type="string">
            <text:p>update public.city set id_comm2co=1 where <text:s/>postal_code like '59%' and name='LOMPRET';</text:p>
          </table:table-cell>
        </table:table-row>
        <table:table-row table:style-name="ro2">
          <table:table-cell office:value-type="string" calcext:value-type="string">
            <text:p><text:a xlink:href="" xlink:type="simple">LOO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S</text:p>
          </table:table-cell>
          <table:table-cell/>
          <table:table-cell table:formula="of:=&quot;update public.city set id_comm2co=1 where  postal_code like '59%' and name='&quot;&amp;[.A55]&amp;&quot;';&quot;" office:value-type="string" office:string-value="update public.city set id_comm2co=1 where  postal_code like '59%' and name='LOOS';" calcext:value-type="string">
            <text:p>update public.city set id_comm2co=1 where <text:s/>postal_code like '59%' and name='LOOS';</text:p>
          </table:table-cell>
        </table:table-row>
        <table:table-row table:style-name="ro2">
          <table:table-cell office:value-type="string" calcext:value-type="string">
            <text:p>LYS LEZ LANNO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S LEZ LANNOY</text:p>
          </table:table-cell>
          <table:table-cell/>
          <table:table-cell table:formula="of:=&quot;update public.city set id_comm2co=1 where  postal_code like '59%' and name='&quot;&amp;[.A56]&amp;&quot;';&quot;" office:value-type="string" office:string-value="update public.city set id_comm2co=1 where  postal_code like '59%' and name='LYS LEZ LANNOY';" calcext:value-type="string">
            <text:p>update public.city set id_comm2co=1 where <text:s/>postal_code like '59%' and name='LYS LEZ LANNOY';</text:p>
          </table:table-cell>
        </table:table-row>
        <table:table-row table:style-name="ro2">
          <table:table-cell office:value-type="string" calcext:value-type="string">
            <text:p>MARCQ EN BAROE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Q EN BAROEUL</text:p>
          </table:table-cell>
          <table:table-cell/>
          <table:table-cell table:formula="of:=&quot;update public.city set id_comm2co=1 where  postal_code like '59%' and name='&quot;&amp;[.A57]&amp;&quot;';&quot;" office:value-type="string" office:string-value="update public.city set id_comm2co=1 where  postal_code like '59%' and name='MARCQ EN BAROEUL';" calcext:value-type="string">
            <text:p>update public.city set id_comm2co=1 where <text:s/>postal_code like '59%' and name='MARCQ EN BAROEUL';</text:p>
          </table:table-cell>
        </table:table-row>
        <table:table-row table:style-name="ro2">
          <table:table-cell office:value-type="string" calcext:value-type="string">
            <text:p>MARQUETTE LEZ LIL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TTE LEZ LILLE</text:p>
          </table:table-cell>
          <table:table-cell/>
          <table:table-cell table:formula="of:=&quot;update public.city set id_comm2co=1 where  postal_code like '59%' and name='&quot;&amp;[.A58]&amp;&quot;';&quot;" office:value-type="string" office:string-value="update public.city set id_comm2co=1 where  postal_code like '59%' and name='MARQUETTE LEZ LILLE';" calcext:value-type="string">
            <text:p>update public.city set id_comm2co=1 where <text:s/>postal_code like '59%' and name='MARQUETTE LEZ LILLE';</text:p>
          </table:table-cell>
        </table:table-row>
        <table:table-row table:style-name="ro2">
          <table:table-cell office:value-type="string" calcext:value-type="string">
            <text:p><text:a xlink:href="" xlink:type="simple">MARQUILLI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ILLIES</text:p>
          </table:table-cell>
          <table:table-cell/>
          <table:table-cell table:formula="of:=&quot;update public.city set id_comm2co=1 where  postal_code like '59%' and name='&quot;&amp;[.A59]&amp;&quot;';&quot;" office:value-type="string" office:string-value="update public.city set id_comm2co=1 where  postal_code like '59%' and name='MARQUILLIES';" calcext:value-type="string">
            <text:p>update public.city set id_comm2co=1 where <text:s/>postal_code like '59%' and name='MARQUILLIES';</text:p>
          </table:table-cell>
        </table:table-row>
        <table:table-row table:style-name="ro2">
          <table:table-cell office:value-type="string" calcext:value-type="string">
            <text:p>MONS EN BAROE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 EN BAROEUL</text:p>
          </table:table-cell>
          <table:table-cell/>
          <table:table-cell table:formula="of:=&quot;update public.city set id_comm2co=1 where  postal_code like '59%' and name='&quot;&amp;[.A60]&amp;&quot;';&quot;" office:value-type="string" office:string-value="update public.city set id_comm2co=1 where  postal_code like '59%' and name='MONS EN BAROEUL';" calcext:value-type="string">
            <text:p>update public.city set id_comm2co=1 where <text:s/>postal_code like '59%' and name='MONS EN BAROEUL';</text:p>
          </table:table-cell>
        </table:table-row>
        <table:table-row table:style-name="ro2">
          <table:table-cell office:value-type="string" calcext:value-type="string">
            <text:p><text:a xlink:href="" xlink:type="simple">MOUVAUX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VAUX</text:p>
          </table:table-cell>
          <table:table-cell/>
          <table:table-cell table:formula="of:=&quot;update public.city set id_comm2co=1 where  postal_code like '59%' and name='&quot;&amp;[.A61]&amp;&quot;';&quot;" office:value-type="string" office:string-value="update public.city set id_comm2co=1 where  postal_code like '59%' and name='MOUVAUX';" calcext:value-type="string">
            <text:p>update public.city set id_comm2co=1 where <text:s/>postal_code like '59%' and name='MOUVAUX';</text:p>
          </table:table-cell>
        </table:table-row>
        <table:table-row table:style-name="ro2">
          <table:table-cell office:value-type="string" calcext:value-type="string">
            <text:p>NEUVILLE EN FERRA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VILLE EN FERRAIN</text:p>
          </table:table-cell>
          <table:table-cell/>
          <table:table-cell table:formula="of:=&quot;update public.city set id_comm2co=1 where  postal_code like '59%' and name='&quot;&amp;[.A62]&amp;&quot;';&quot;" office:value-type="string" office:string-value="update public.city set id_comm2co=1 where  postal_code like '59%' and name='NEUVILLE EN FERRAIN';" calcext:value-type="string">
            <text:p>update public.city set id_comm2co=1 where <text:s/>postal_code like '59%' and name='NEUVILLE EN FERRAIN';</text:p>
          </table:table-cell>
        </table:table-row>
        <table:table-row table:style-name="ro2">
          <table:table-cell office:value-type="string" calcext:value-type="string">
            <text:p>NOYELLES LES SECL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ELLES LES SECLIN</text:p>
          </table:table-cell>
          <table:table-cell/>
          <table:table-cell table:formula="of:=&quot;update public.city set id_comm2co=1 where  postal_code like '59%' and name='&quot;&amp;[.A63]&amp;&quot;';&quot;" office:value-type="string" office:string-value="update public.city set id_comm2co=1 where  postal_code like '59%' and name='NOYELLES LES SECLIN';" calcext:value-type="string">
            <text:p>update public.city set id_comm2co=1 where <text:s/>postal_code like '59%' and name='NOYELLES LES SECLIN';</text:p>
          </table:table-cell>
        </table:table-row>
        <table:table-row table:style-name="ro2">
          <table:table-cell office:value-type="string" calcext:value-type="string">
            <text:p><text:a xlink:href="" xlink:type="simple">PERENCHI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NCHIES</text:p>
          </table:table-cell>
          <table:table-cell/>
          <table:table-cell table:formula="of:=&quot;update public.city set id_comm2co=1 where  postal_code like '59%' and name='&quot;&amp;[.A64]&amp;&quot;';&quot;" office:value-type="string" office:string-value="update public.city set id_comm2co=1 where  postal_code like '59%' and name='PERENCHIES';" calcext:value-type="string">
            <text:p>update public.city set id_comm2co=1 where <text:s/>postal_code like '59%' and name='PERENCHIES';</text:p>
          </table:table-cell>
        </table:table-row>
        <table:table-row table:style-name="ro2">
          <table:table-cell office:value-type="string" calcext:value-type="string">
            <text:p>PERONNE EN MELANTO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ONNE EN MELANTOIS</text:p>
          </table:table-cell>
          <table:table-cell/>
          <table:table-cell table:formula="of:=&quot;update public.city set id_comm2co=1 where  postal_code like '59%' and name='&quot;&amp;[.A65]&amp;&quot;';&quot;" office:value-type="string" office:string-value="update public.city set id_comm2co=1 where  postal_code like '59%' and name='PERONNE EN MELANTOIS';" calcext:value-type="string">
            <text:p>update public.city set id_comm2co=1 where <text:s/>postal_code like '59%' and name='PERONNE EN MELANTOIS';</text:p>
          </table:table-cell>
        </table:table-row>
        <table:table-row table:style-name="ro2">
          <table:table-cell office:value-type="string" calcext:value-type="string">
            <text:p><text:a xlink:href="" xlink:type="simple">PREMESQU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MESQUES</text:p>
          </table:table-cell>
          <table:table-cell/>
          <table:table-cell table:formula="of:=&quot;update public.city set id_comm2co=1 where  postal_code like '59%' and name='&quot;&amp;[.A66]&amp;&quot;';&quot;" office:value-type="string" office:string-value="update public.city set id_comm2co=1 where  postal_code like '59%' and name='PREMESQUES';" calcext:value-type="string">
            <text:p>update public.city set id_comm2co=1 where <text:s/>postal_code like '59%' and name='PREMESQUES';</text:p>
          </table:table-cell>
        </table:table-row>
        <table:table-row table:style-name="ro2">
          <table:table-cell office:value-type="string" calcext:value-type="string">
            <text:p><text:a xlink:href="" xlink:type="simple">PROV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N</text:p>
          </table:table-cell>
          <table:table-cell/>
          <table:table-cell table:formula="of:=&quot;update public.city set id_comm2co=1 where  postal_code like '59%' and name='&quot;&amp;[.A67]&amp;&quot;';&quot;" office:value-type="string" office:string-value="update public.city set id_comm2co=1 where  postal_code like '59%' and name='PROVIN';" calcext:value-type="string">
            <text:p>update public.city set id_comm2co=1 where <text:s/>postal_code like '59%' and name='PROVIN';</text:p>
          </table:table-cell>
        </table:table-row>
        <table:table-row table:style-name="ro2">
          <table:table-cell office:value-type="string" calcext:value-type="string">
            <text:p>QUESNOY SUR DEU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NOY SUR DEULE</text:p>
          </table:table-cell>
          <table:table-cell/>
          <table:table-cell table:formula="of:=&quot;update public.city set id_comm2co=1 where  postal_code like '59%' and name='&quot;&amp;[.A68]&amp;&quot;';&quot;" office:value-type="string" office:string-value="update public.city set id_comm2co=1 where  postal_code like '59%' and name='QUESNOY SUR DEULE';" calcext:value-type="string">
            <text:p>update public.city set id_comm2co=1 where <text:s/>postal_code like '59%' and name='QUESNOY SUR DEULE';</text:p>
          </table:table-cell>
        </table:table-row>
        <table:table-row table:style-name="ro2">
          <table:table-cell office:value-type="string" calcext:value-type="string">
            <text:p>RADINGHEM EN WEPP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NGHEM EN WEPPES</text:p>
          </table:table-cell>
          <table:table-cell/>
          <table:table-cell table:formula="of:=&quot;update public.city set id_comm2co=1 where  postal_code like '59%' and name='&quot;&amp;[.A69]&amp;&quot;';&quot;" office:value-type="string" office:string-value="update public.city set id_comm2co=1 where  postal_code like '59%' and name='RADINGHEM EN WEPPES';" calcext:value-type="string">
            <text:p>update public.city set id_comm2co=1 where <text:s/>postal_code like '59%' and name='RADINGHEM EN WEPPES';</text:p>
          </table:table-cell>
        </table:table-row>
        <table:table-row table:style-name="ro2">
          <table:table-cell office:value-type="string" calcext:value-type="string">
            <text:p><text:a xlink:href="" xlink:type="simple">RONCH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CHIN</text:p>
          </table:table-cell>
          <table:table-cell/>
          <table:table-cell table:formula="of:=&quot;update public.city set id_comm2co=1 where  postal_code like '59%' and name='&quot;&amp;[.A70]&amp;&quot;';&quot;" office:value-type="string" office:string-value="update public.city set id_comm2co=1 where  postal_code like '59%' and name='RONCHIN';" calcext:value-type="string">
            <text:p>update public.city set id_comm2co=1 where <text:s/>postal_code like '59%' and name='RONCHIN';</text:p>
          </table:table-cell>
        </table:table-row>
        <table:table-row table:style-name="ro2">
          <table:table-cell office:value-type="string" calcext:value-type="string">
            <text:p>RONCQ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CQ</text:p>
          </table:table-cell>
          <table:table-cell/>
          <table:table-cell table:formula="of:=&quot;update public.city set id_comm2co=1 where  postal_code like '59%' and name='&quot;&amp;[.A71]&amp;&quot;';&quot;" office:value-type="string" office:string-value="update public.city set id_comm2co=1 where  postal_code like '59%' and name='RONCQ';" calcext:value-type="string">
            <text:p>update public.city set id_comm2co=1 where <text:s/>postal_code like '59%' and name='RONCQ';</text:p>
          </table:table-cell>
        </table:table-row>
        <table:table-row table:style-name="ro2">
          <table:table-cell office:value-type="string" calcext:value-type="string">
            <text:p><text:a xlink:href="" xlink:type="simple">ROUBAIX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BAIX</text:p>
          </table:table-cell>
          <table:table-cell/>
          <table:table-cell table:formula="of:=&quot;update public.city set id_comm2co=1 where  postal_code like '59%' and name='&quot;&amp;[.A72]&amp;&quot;';&quot;" office:value-type="string" office:string-value="update public.city set id_comm2co=1 where  postal_code like '59%' and name='ROUBAIX';" calcext:value-type="string">
            <text:p>update public.city set id_comm2co=1 where <text:s/>postal_code like '59%' and name='ROUBAIX';</text:p>
          </table:table-cell>
        </table:table-row>
        <table:table-row table:style-name="ro2">
          <table:table-cell office:value-type="string" calcext:value-type="string">
            <text:p>SAILLY LEZ LANNO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LLY LEZ LANNOY</text:p>
          </table:table-cell>
          <table:table-cell/>
          <table:table-cell table:formula="of:=&quot;update public.city set id_comm2co=1 where  postal_code like '59%' and name='&quot;&amp;[.A73]&amp;&quot;';&quot;" office:value-type="string" office:string-value="update public.city set id_comm2co=1 where  postal_code like '59%' and name='SAILLY LEZ LANNOY';" calcext:value-type="string">
            <text:p>update public.city set id_comm2co=1 where <text:s/>postal_code like '59%' and name='SAILLY LEZ LANNOY';</text:p>
          </table:table-cell>
        </table:table-row>
        <table:table-row table:style-name="ro2">
          <table:table-cell office:value-type="string" calcext:value-type="string">
            <text:p>SAINGHIN EN MELANTO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GHIN EN MELANTOIS</text:p>
          </table:table-cell>
          <table:table-cell/>
          <table:table-cell table:formula="of:=&quot;update public.city set id_comm2co=1 where  postal_code like '59%' and name='&quot;&amp;[.A74]&amp;&quot;';&quot;" office:value-type="string" office:string-value="update public.city set id_comm2co=1 where  postal_code like '59%' and name='SAINGHIN EN MELANTOIS';" calcext:value-type="string">
            <text:p>update public.city set id_comm2co=1 where <text:s/>postal_code like '59%' and name='SAINGHIN EN MELANTOIS';</text:p>
          </table:table-cell>
        </table:table-row>
        <table:table-row table:style-name="ro2">
          <table:table-cell office:value-type="string" calcext:value-type="string">
            <text:p>SAINGHIN EN WEPP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GHIN EN WEPPES</text:p>
          </table:table-cell>
          <table:table-cell/>
          <table:table-cell table:formula="of:=&quot;update public.city set id_comm2co=1 where  postal_code like '59%' and name='&quot;&amp;[.A75]&amp;&quot;';&quot;" office:value-type="string" office:string-value="update public.city set id_comm2co=1 where  postal_code like '59%' and name='SAINGHIN EN WEPPES';" calcext:value-type="string">
            <text:p>update public.city set id_comm2co=1 where <text:s/>postal_code like '59%' and name='SAINGHIN EN WEPPES';</text:p>
          </table:table-cell>
        </table:table-row>
        <table:table-row table:style-name="ro2">
          <table:table-cell office:value-type="string" calcext:value-type="string">
            <text:p>ST ANDRE LEZ LIL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E</text:p>
          </table:table-cell>
          <table:table-cell/>
          <table:table-cell table:formula="of:=&quot;update public.city set id_comm2co=1 where  postal_code like '59%' and name='&quot;&amp;[.A76]&amp;&quot;';&quot;" office:value-type="string" office:string-value="update public.city set id_comm2co=1 where  postal_code like '59%' and name='ST ANDRE LEZ LILLE';" calcext:value-type="string">
            <text:p>update public.city set id_comm2co=1 where <text:s/>postal_code like '59%' and name='ST ANDRE LEZ LILLE';</text:p>
          </table:table-cell>
        </table:table-row>
        <table:table-row table:style-name="ro2">
          <table:table-cell office:value-type="string" calcext:value-type="string">
            <text:p><text:a xlink:href="" xlink:type="simple">SALOM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ES</text:p>
          </table:table-cell>
          <table:table-cell/>
          <table:table-cell table:formula="of:=&quot;update public.city set id_comm2co=1 where  postal_code like '59%' and name='&quot;&amp;[.A77]&amp;&quot;';&quot;" office:value-type="string" office:string-value="update public.city set id_comm2co=1 where  postal_code like '59%' and name='SALOME';" calcext:value-type="string">
            <text:p>update public.city set id_comm2co=1 where <text:s/>postal_code like '59%' and name='SALOME';</text:p>
          </table:table-cell>
        </table:table-row>
        <table:table-row table:style-name="ro2">
          <table:table-cell office:value-type="string" calcext:value-type="string">
            <text:p><text:a xlink:href="" xlink:type="simple">SANT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LIN</text:p>
          </table:table-cell>
          <table:table-cell/>
          <table:table-cell table:formula="of:=&quot;update public.city set id_comm2co=1 where  postal_code like '59%' and name='&quot;&amp;[.A78]&amp;&quot;';&quot;" office:value-type="string" office:string-value="update public.city set id_comm2co=1 where  postal_code like '59%' and name='SANTES';" calcext:value-type="string">
            <text:p>update public.city set id_comm2co=1 where <text:s/>postal_code like '59%' and name='SANTES';</text:p>
          </table:table-cell>
        </table:table-row>
        <table:table-row table:style-name="ro2">
          <table:table-cell office:value-type="string" calcext:value-type="string">
            <text:p>SECL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QUEDIN</text:p>
          </table:table-cell>
          <table:table-cell/>
          <table:table-cell table:formula="of:=&quot;update public.city set id_comm2co=1 where  postal_code like '59%' and name='&quot;&amp;[.A79]&amp;&quot;';&quot;" office:value-type="string" office:string-value="update public.city set id_comm2co=1 where  postal_code like '59%' and name='SECLIN';" calcext:value-type="string">
            <text:p>update public.city set id_comm2co=1 where <text:s/>postal_code like '59%' and name='SECLIN';</text:p>
          </table:table-cell>
        </table:table-row>
        <table:table-row table:style-name="ro2">
          <table:table-cell office:value-type="string" calcext:value-type="string">
            <text:p><text:a xlink:href="" xlink:type="simple">SEQUED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ANDRE LEZ LILLE</text:p>
          </table:table-cell>
          <table:table-cell/>
          <table:table-cell table:formula="of:=&quot;update public.city set id_comm2co=1 where  postal_code like '59%' and name='&quot;&amp;[.A80]&amp;&quot;';&quot;" office:value-type="string" office:string-value="update public.city set id_comm2co=1 where  postal_code like '59%' and name='SEQUEDIN';" calcext:value-type="string">
            <text:p>update public.city set id_comm2co=1 where <text:s/>postal_code like '59%' and name='SEQUEDIN';</text:p>
          </table:table-cell>
        </table:table-row>
        <table:table-row table:style-name="ro2">
          <table:table-cell office:value-type="string" calcext:value-type="string">
            <text:p><text:a xlink:href="" xlink:type="simple">TEMPLEMAR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LEMARS</text:p>
          </table:table-cell>
          <table:table-cell/>
          <table:table-cell table:formula="of:=&quot;update public.city set id_comm2co=1 where  postal_code like '59%' and name='&quot;&amp;[.A81]&amp;&quot;';&quot;" office:value-type="string" office:string-value="update public.city set id_comm2co=1 where  postal_code like '59%' and name='TEMPLEMARS';" calcext:value-type="string">
            <text:p>update public.city set id_comm2co=1 where <text:s/>postal_code like '59%' and name='TEMPLEMARS';</text:p>
          </table:table-cell>
        </table:table-row>
        <table:table-row table:style-name="ro2">
          <table:table-cell office:value-type="string" calcext:value-type="string">
            <text:p><text:a xlink:href="" xlink:type="simple">TOUFFLER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FFLERS</text:p>
          </table:table-cell>
          <table:table-cell/>
          <table:table-cell table:formula="of:=&quot;update public.city set id_comm2co=1 where  postal_code like '59%' and name='&quot;&amp;[.A82]&amp;&quot;';&quot;" office:value-type="string" office:string-value="update public.city set id_comm2co=1 where  postal_code like '59%' and name='TOUFFLERS';" calcext:value-type="string">
            <text:p>update public.city set id_comm2co=1 where <text:s/>postal_code like '59%' and name='TOUFFLERS';</text:p>
          </table:table-cell>
        </table:table-row>
        <table:table-row table:style-name="ro2">
          <table:table-cell office:value-type="string" calcext:value-type="string">
            <text:p>TOURCO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COING</text:p>
          </table:table-cell>
          <table:table-cell/>
          <table:table-cell table:formula="of:=&quot;update public.city set id_comm2co=1 where  postal_code like '59%' and name='&quot;&amp;[.A83]&amp;&quot;';&quot;" office:value-type="string" office:string-value="update public.city set id_comm2co=1 where  postal_code like '59%' and name='TOURCOING';" calcext:value-type="string">
            <text:p>update public.city set id_comm2co=1 where <text:s/>postal_code like '59%' and name='TOURCOING';</text:p>
          </table:table-cell>
        </table:table-row>
        <table:table-row table:style-name="ro2">
          <table:table-cell office:value-type="string" calcext:value-type="string">
            <text:p><text:a xlink:href="" xlink:type="simple">TRESSI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SSIN</text:p>
          </table:table-cell>
          <table:table-cell/>
          <table:table-cell table:formula="of:=&quot;update public.city set id_comm2co=1 where  postal_code like '59%' and name='&quot;&amp;[.A84]&amp;&quot;';&quot;" office:value-type="string" office:string-value="update public.city set id_comm2co=1 where  postal_code like '59%' and name='TRESSIN';" calcext:value-type="string">
            <text:p>update public.city set id_comm2co=1 where <text:s/>postal_code like '59%' and name='TRESSIN';</text:p>
          </table:table-cell>
        </table:table-row>
        <table:table-row table:style-name="ro2">
          <table:table-cell office:value-type="string" calcext:value-type="string">
            <text:p><text:a xlink:href="" xlink:type="simple">VENDEVILL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VILLE</text:p>
          </table:table-cell>
          <table:table-cell/>
          <table:table-cell table:formula="of:=&quot;update public.city set id_comm2co=1 where  postal_code like '59%' and name='&quot;&amp;[.A85]&amp;&quot;';&quot;" office:value-type="string" office:string-value="update public.city set id_comm2co=1 where  postal_code like '59%' and name='VENDEVILLE';" calcext:value-type="string">
            <text:p>update public.city set id_comm2co=1 where <text:s/>postal_code like '59%' and name='VENDEVILLE';</text:p>
          </table:table-cell>
        </table:table-row>
        <table:table-row table:style-name="ro2">
          <table:table-cell office:value-type="string" calcext:value-type="string">
            <text:p>VERLINGHE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LINGHEM</text:p>
          </table:table-cell>
          <table:table-cell/>
          <table:table-cell table:formula="of:=&quot;update public.city set id_comm2co=1 where  postal_code like '59%' and name='&quot;&amp;[.A86]&amp;&quot;';&quot;" office:value-type="string" office:string-value="update public.city set id_comm2co=1 where  postal_code like '59%' and name='VERLINGHEM';" calcext:value-type="string">
            <text:p>update public.city set id_comm2co=1 where <text:s/>postal_code like '59%' and name='VERLINGHEM';</text:p>
          </table:table-cell>
        </table:table-row>
        <table:table-row table:style-name="ro2">
          <table:table-cell office:value-type="string" calcext:value-type="string">
            <text:p>VILLENEUVE D ASCQ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NEUVE D ASCQ</text:p>
          </table:table-cell>
          <table:table-cell/>
          <table:table-cell table:formula="of:=&quot;update public.city set id_comm2co=1 where  postal_code like '59%' and name='&quot;&amp;[.A87]&amp;&quot;';&quot;" office:value-type="string" office:string-value="update public.city set id_comm2co=1 where  postal_code like '59%' and name='VILLENEUVE D ASCQ';" calcext:value-type="string">
            <text:p>update public.city set id_comm2co=1 where <text:s/>postal_code like '59%' and name='VILLENEUVE D ASCQ';</text:p>
          </table:table-cell>
        </table:table-row>
        <table:table-row table:style-name="ro2">
          <table:table-cell office:value-type="string" calcext:value-type="string">
            <text:p>WAMBRECHI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MBRECHIES</text:p>
          </table:table-cell>
          <table:table-cell/>
          <table:table-cell table:formula="of:=&quot;update public.city set id_comm2co=1 where  postal_code like '59%' and name='&quot;&amp;[.A88]&amp;&quot;';&quot;" office:value-type="string" office:string-value="update public.city set id_comm2co=1 where  postal_code like '59%' and name='WAMBRECHIES';" calcext:value-type="string">
            <text:p>update public.city set id_comm2co=1 where <text:s/>postal_code like '59%' and name='WAMBRECHIES';</text:p>
          </table:table-cell>
        </table:table-row>
        <table:table-row table:style-name="ro2">
          <table:table-cell office:value-type="string" calcext:value-type="string">
            <text:p><text:a xlink:href="" xlink:type="simple">WARNETON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NETON</text:p>
          </table:table-cell>
          <table:table-cell/>
          <table:table-cell table:formula="of:=&quot;update public.city set id_comm2co=1 where  postal_code like '59%' and name='&quot;&amp;[.A89]&amp;&quot;';&quot;" office:value-type="string" office:string-value="update public.city set id_comm2co=1 where  postal_code like '59%' and name='WARNETON';" calcext:value-type="string">
            <text:p>update public.city set id_comm2co=1 where <text:s/>postal_code like '59%' and name='WARNETON';</text:p>
          </table:table-cell>
        </table:table-row>
        <table:table-row table:style-name="ro2">
          <table:table-cell office:value-type="string" calcext:value-type="string">
            <text:p>WASQUEH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QUEHAL</text:p>
          </table:table-cell>
          <table:table-cell/>
          <table:table-cell table:formula="of:=&quot;update public.city set id_comm2co=1 where  postal_code like '59%' and name='&quot;&amp;[.A90]&amp;&quot;';&quot;" office:value-type="string" office:string-value="update public.city set id_comm2co=1 where  postal_code like '59%' and name='WASQUEHAL';" calcext:value-type="string">
            <text:p>update public.city set id_comm2co=1 where <text:s/>postal_code like '59%' and name='WASQUEHAL';</text:p>
          </table:table-cell>
        </table:table-row>
        <table:table-row table:style-name="ro2">
          <table:table-cell office:value-type="string" calcext:value-type="string">
            <text:p><text:a xlink:href="" xlink:type="simple">WATTIGNI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IGNIES</text:p>
          </table:table-cell>
          <table:table-cell/>
          <table:table-cell table:formula="of:=&quot;update public.city set id_comm2co=1 where  postal_code like '59%' and name='&quot;&amp;[.A91]&amp;&quot;';&quot;" office:value-type="string" office:string-value="update public.city set id_comm2co=1 where  postal_code like '59%' and name='WATTIGNIES';" calcext:value-type="string">
            <text:p>update public.city set id_comm2co=1 where <text:s/>postal_code like '59%' and name='WATTIGNIES';</text:p>
          </table:table-cell>
        </table:table-row>
        <table:table-row table:style-name="ro2">
          <table:table-cell office:value-type="string" calcext:value-type="string">
            <text:p>WATTRELO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RELOS</text:p>
          </table:table-cell>
          <table:table-cell/>
          <table:table-cell table:formula="of:=&quot;update public.city set id_comm2co=1 where  postal_code like '59%' and name='&quot;&amp;[.A92]&amp;&quot;';&quot;" office:value-type="string" office:string-value="update public.city set id_comm2co=1 where  postal_code like '59%' and name='WATTRELOS';" calcext:value-type="string">
            <text:p>update public.city set id_comm2co=1 where <text:s/>postal_code like '59%' and name='WATTRELOS';</text:p>
          </table:table-cell>
        </table:table-row>
        <table:table-row table:style-name="ro2">
          <table:table-cell office:value-type="string" calcext:value-type="string">
            <text:p>WAVR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RIN</text:p>
          </table:table-cell>
          <table:table-cell/>
          <table:table-cell table:formula="of:=&quot;update public.city set id_comm2co=1 where  postal_code like '59%' and name='&quot;&amp;[.A93]&amp;&quot;';&quot;" office:value-type="string" office:string-value="update public.city set id_comm2co=1 where  postal_code like '59%' and name='WAVRIN';" calcext:value-type="string">
            <text:p>update public.city set id_comm2co=1 where <text:s/>postal_code like '59%' and name='WAVRIN';</text:p>
          </table:table-cell>
        </table:table-row>
        <table:table-row table:style-name="ro2">
          <table:table-cell office:value-type="string" calcext:value-type="string">
            <text:p>WERVICQ SU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RVICQ SUD</text:p>
          </table:table-cell>
          <table:table-cell/>
          <table:table-cell table:formula="of:=&quot;update public.city set id_comm2co=1 where  postal_code like '59%' and name='&quot;&amp;[.A94]&amp;&quot;';&quot;" office:value-type="string" office:string-value="update public.city set id_comm2co=1 where  postal_code like '59%' and name='WERVICQ SUD';" calcext:value-type="string">
            <text:p>update public.city set id_comm2co=1 where <text:s/>postal_code like '59%' and name='WERVICQ SUD';</text:p>
          </table:table-cell>
        </table:table-row>
        <table:table-row table:style-name="ro2">
          <table:table-cell office:value-type="string" calcext:value-type="string">
            <text:p><text:a xlink:href="" xlink:type="simple">WICRE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RES</text:p>
          </table:table-cell>
          <table:table-cell/>
          <table:table-cell table:formula="of:=&quot;update public.city set id_comm2co=1 where  postal_code like '59%' and name='&quot;&amp;[.A95]&amp;&quot;';&quot;" office:value-type="string" office:string-value="update public.city set id_comm2co=1 where  postal_code like '59%' and name='WICRES';" calcext:value-type="string">
            <text:p>update public.city set id_comm2co=1 where <text:s/>postal_code like '59%' and name='WICRES';</text:p>
          </table:table-cell>
        </table:table-row>
        <table:table-row table:style-name="ro2">
          <table:table-cell office:value-type="string" calcext:value-type="string">
            <text:p><text:a xlink:href="" xlink:type="simple">WILLEMS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EMS</text:p>
          </table:table-cell>
          <table:table-cell/>
          <table:table-cell table:formula="of:=&quot;update public.city set id_comm2co=1 where  postal_code like '59%' and name='&quot;&amp;[.A96]&amp;&quot;';&quot;" office:value-type="string" office:string-value="update public.city set id_comm2co=1 where  postal_code like '59%' and name='WILLEMS';" calcext:value-type="string">
            <text:p>update public.city set id_comm2co=1 where <text:s/>postal_code like '59%' and name='WILLEMS';</text:p>
          </table:table-cell>
        </table:table-row>
        <table:table-row table:style-name="ro2" table:number-rows-repeated="1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region.A1:region.C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commune_MEL.D1:commune_MEL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0:38:26.096071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44:11.853591177</meta:creation-date>
    <dc:date>2023-11-16T21:45:03.503669789</dc:date>
    <meta:editing-duration>PT2H41M15S</meta:editing-duration>
    <meta:editing-cycles>7</meta:editing-cycles>
    <meta:generator>LibreOffice/7.5.7.1$Linux_X86_64 LibreOffice_project/50$Build-1</meta:generator>
    <meta:document-statistic meta:table-count="2" meta:cell-count="961" meta:object-count="1"/>
  </office:meta>
</office:document-meta>
</file>

<file path=Object 1/content.xml><?xml version="1.0" encoding="utf-8"?>
<math xmlns="http://www.w3.org/1998/Math/MathML" display="block"/>
</file>